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  <style:font-face style:name="Arial" svg:font-family="Arial"/>
    <style:font-face style:name="Calibri" svg:font-family="Calibri"/>
    <style:font-face style:name="Cambria" svg:font-family="Cambria"/>
    <style:font-face style:name="ＭＳ ゴシック" svg:font-family="&quot;ＭＳ 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9211E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41">
      <style:table-cell-properties fo:border="thin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fo:font-size="8pt" style:font-size-asian="8pt" style:font-size-complex="8pt"/>
    </style:style>
    <style:style style:name="ce42" style:family="table-cell" style:parent-style-name="Default" style:data-style-name="N0">
      <style:table-cell-properties fo:border-top="thin solid #FF0000" fo:border-bottom="thin solid #FF0000" fo:border-left="thin solid #FF0000" fo:border-right="none"/>
    </style:style>
    <style:style style:name="ce43" style:family="table-cell" style:parent-style-name="Default" style:data-style-name="N0">
      <style:table-cell-properties fo:border-top="thin solid #FF0000" fo:border-bottom="thin solid #FF0000" fo:border-left="none" fo:border-right="none"/>
    </style:style>
    <style:style style:name="ce44" style:family="table-cell" style:parent-style-name="Default" style:data-style-name="N0">
      <style:table-cell-properties fo:border-top="thin solid #FF0000" fo:border-bottom="thin solid #FF0000" fo:border-left="none" fo:border-right="thin solid #FF0000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A933" fo:font-size="8pt" style:font-size-asian="8pt" style:font-size-complex="8pt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7BC65" fo:font-size="8pt" style:font-size-asian="8pt" style:font-size-complex="8pt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9211E" fo:font-size="8pt" style:font-size-asian="8pt" style:font-size-complex="8pt" style:font-family-generic="modern"/>
    </style:style>
    <style:style style:name="ce56" style:family="table-cell" style:parent-style-name="Default" style:data-style-name="N0">
      <style:text-properties style:font-name="ＭＳ ゴシック" style:font-name-asian="ＭＳ ゴシック" style:font-name-complex="ＭＳ ゴシック" style:font-family-generic="modern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ＭＳ ゴシック" style:font-name-asian="ＭＳ ゴシック" style:font-name-complex="ＭＳ ゴシック" style:font-family-generic="modern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style:font-name="ＭＳ ゴシック" style:font-name-asian="ＭＳ ゴシック" style:font-name-complex="ＭＳ ゴシック" fo:font-size="8pt" style:font-size-asian="8pt" style:font-size-complex="8pt" style:font-family-generic="modern"/>
    </style:style>
    <style:style style:name="ce61" style:family="table-cell" style:parent-style-name="Default" style:data-style-name="N0">
      <style:text-properties style:font-name="ＭＳ ゴシック" style:font-name-asian="ＭＳ ゴシック" style:font-name-complex="ＭＳ ゴシック" style:font-family-generic="modern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9211E" fo:font-size="8pt" style:font-size-asian="8pt" style:font-size-complex="8pt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7BC65" fo:font-size="8pt" style:font-size-asian="8pt" style:font-size-complex="8pt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4" style:family="table-cell" style:parent-style-name="Default" style:data-style-name="N0">
      <style:table-cell-properties style:vertical-align="middle" fo:background-color="transparent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7BC65" style:font-name="ＭＳ ゴシック" style:font-name-asian="ＭＳ ゴシック" style:font-name-complex="ＭＳ ゴシック" fo:font-size="8pt" style:font-size-asian="8pt" style:font-size-complex="8pt" style:font-family-generic="modern"/>
    </style:style>
    <style:style style:name="ce7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moder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C9211E" style:text-line-through-style="none" style:font-name="ＭＳ ゴシック" style:font-name-asian="ＭＳ ゴシック" style:font-name-complex="ＭＳ ゴシック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C9211E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608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43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body</text:p>
          </table:table-cell>
          <table:table-cell table:number-columns-repeated="11" table:style-name="ce3"/>
          <table:table-cell table:style-name="ce4"/>
          <table:table-cell table:number-columns-repeated="16369"/>
        </table:table-row>
        <table:table-row table:number-rows-repeated="7" table:style-name="ro1">
          <table:table-cell table:number-columns-repeated="2"/>
          <table:table-cell table:style-name="ce5"/>
          <table:table-cell table:number-columns-repeated="11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">
            <text:p>過去</text:p>
          </table:table-cell>
          <table:table-cell office:value-type="string" table:style-name="ce7">
            <text:p>現在</text:p>
          </table:table-cell>
          <table:table-cell office:value-type="string" table:style-name="ce7">
            <text:p>未来</text:p>
          </table:table-cell>
          <table:table-cell table:number-columns-repeated="9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8">
            <text:p>div row</text:p>
          </table:table-cell>
          <table:table-cell table:number-columns-repeated="11" table:style-name="ce3"/>
          <table:table-cell table:style-name="ce4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8">
            <text:p>canvas width height</text:p>
          </table:table-cell>
          <table:table-cell table:number-columns-repeated="9" table:style-name="ce3"/>
          <table:table-cell table:style-name="ce4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table:number-columns-repeated="9" table:style-name="ce9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table:style-name="ce9"/>
          <table:table-cell table:number-columns-repeated="7" table:style-name="ce1"/>
          <table:table-cell table:style-name="ce9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office:value-type="string" table:style-name="ce8">
            <text:p>span</text:p>
          </table:table-cell>
          <table:table-cell table:style-name="ce4"/>
          <table:table-cell table:style-name="ce1"/>
          <table:table-cell office:value-type="string" table:style-name="ce8">
            <text:p>span</text:p>
          </table:table-cell>
          <table:table-cell table:style-name="ce4"/>
          <table:table-cell table:style-name="ce1"/>
          <table:table-cell office:value-type="string" table:style-name="ce8">
            <text:p>span</text:p>
          </table:table-cell>
          <table:table-cell table:style-name="ce4"/>
          <table:table-cell table:style-name="ce9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office:value-type="string" table:number-columns-spanned="2" table:number-rows-spanned="1" table:style-name="ce16">
            <text:p>ホゲホゲ</text:p>
          </table:table-cell>
          <table:covered-table-cell/>
          <table:table-cell table:style-name="ce3"/>
          <table:table-cell office:value-type="string" table:number-columns-spanned="2" table:number-rows-spanned="1" table:style-name="ce16">
            <text:p>友達</text:p>
          </table:table-cell>
          <table:covered-table-cell/>
          <table:table-cell table:style-name="ce3"/>
          <table:table-cell office:value-type="string" table:number-columns-spanned="2" table:number-rows-spanned="1" table:style-name="ce16">
            <text:p>フガフガ</text:p>
          </table:table-cell>
          <table:covered-table-cell/>
          <table:table-cell table:style-name="ce9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table:style-name="ce10"/>
          <table:table-cell table:style-name="ce11"/>
          <table:table-cell table:style-name="ce1"/>
          <table:table-cell table:style-name="ce10"/>
          <table:table-cell table:style-name="ce11"/>
          <table:table-cell table:style-name="ce1"/>
          <table:table-cell table:style-name="ce10"/>
          <table:table-cell table:style-name="ce11"/>
          <table:table-cell table:style-name="ce9"/>
          <table:table-cell table:number-columns-repeated="2" table:style-name="ce6"/>
          <table:table-cell table:number-columns-repeated="16369"/>
        </table:table-row>
        <table:table-row table:number-rows-repeated="6" table:style-name="ro1">
          <table:table-cell table:number-columns-repeated="2"/>
          <table:table-cell table:number-columns-repeated="2" table:style-name="ce5"/>
          <table:table-cell table:style-name="ce9"/>
          <table:table-cell table:number-columns-repeated="7" table:style-name="ce1"/>
          <table:table-cell table:style-name="ce9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table:number-columns-repeated="9" table:style-name="ce9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number-columns-repeated="9" table:style-name="ce12"/>
          <table:table-cell table:style-name="ce1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10"/>
          <table:table-cell table:number-columns-repeated="11" table:style-name="ce12"/>
          <table:table-cell table:style-name="ce11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8">
            <text:p>div row</text:p>
          </table:table-cell>
          <table:table-cell table:number-columns-repeated="3" table:style-name="ce3"/>
          <table:table-cell table:style-name="ce4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1">
            <text:p>登場人物</text:p>
          </table:table-cell>
          <table:table-cell table:style-name="ce13"/>
          <table:table-cell table:style-name="ce14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table:style-name="ce1"/>
          <table:table-cell table:number-columns-repeated="2" table:style-name="ce9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1">
            <text:p>関係</text:p>
          </table:table-cell>
          <table:table-cell table:style-name="ce13"/>
          <table:table-cell table:style-name="ce14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table:number-columns-repeated="2" table:style-name="ce1"/>
          <table:table-cell table:style-name="ce9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1">
            <text:p>対象</text:p>
          </table:table-cell>
          <table:table-cell table:style-name="ce13"/>
          <table:table-cell table:style-name="ce14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table:number-columns-repeated="2" table:style-name="ce1"/>
          <table:table-cell table:style-name="ce9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15">
            <text:p>送信</text:p>
          </table:table-cell>
          <table:table-cell table:style-name="ce1"/>
          <table:table-cell table:style-name="ce9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number-rows-repeated="3" table:style-name="ro1">
          <table:table-cell table:number-columns-repeated="2"/>
          <table:table-cell table:style-name="ce5"/>
          <table:table-cell table:number-columns-repeated="2" table:style-name="ce1"/>
          <table:table-cell table:style-name="ce9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10"/>
          <table:table-cell table:number-columns-repeated="3" table:style-name="ce12"/>
          <table:table-cell table:style-name="ce11"/>
          <table:table-cell table:number-columns-repeated="7" table:style-name="ce12"/>
          <table:table-cell table:style-name="ce11"/>
          <table:table-cell table:number-columns-repeated="16369"/>
        </table:table-row>
        <table:table-row table:number-rows-repeated="1048536" table:style-name="ro1">
          <table:table-cell table:number-columns-repeated="16384"/>
        </table:table-row>
      </table:table>
      <table:table table:name="ログイン" table:style-name="ta1">
        <table:shapes>
          <draw:custom-shape svg:x="3.14921in" svg:y="1.16024in" svg:width="0.39921in" svg:height="0.23189in" draw:z-index="1" draw:id="id0" draw:style-name="a2" draw:name="フリーフォーム: 図形 1">
            <svg:title/>
            <svg:desc/>
            <text:p text:style-name="a1" text:class-names="" text:cond-style-name=""><text:span text:style-name="a0" text:class-names="">①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15157in" svg:y="1.51142in" svg:width="0.39921in" svg:height="0.23189in" draw:z-index="2" draw:id="id1" draw:style-name="a5" draw:name="フリーフォーム: 図形 2">
            <svg:title/>
            <svg:desc/>
            <text:p text:style-name="a4" text:class-names="" text:cond-style-name=""><text:span text:style-name="a3" text:class-names="">②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23976in" svg:y="2.27835in" svg:width="0.39921in" svg:height="0.23189in" draw:z-index="3" draw:id="id2" draw:style-name="a8" draw:name="フリーフォーム: 図形 3">
            <svg:title/>
            <svg:desc/>
            <text:p text:style-name="a7" text:class-names="" text:cond-style-name=""><text:span text:style-name="a6" text:class-names="">③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6533 -611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36969in" svg:y="3.20709in" svg:width="0.39921in" svg:height="0.23189in" draw:z-index="4" draw:id="id3" draw:style-name="a11" draw:name="フリーフォーム: 図形 4">
            <svg:title/>
            <svg:desc/>
            <text:p text:style-name="a10" text:class-names="" text:cond-style-name=""><text:span text:style-name="a9" text:class-names="">④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6894 2145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ログイン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login.php</text:p>
          </table:table-cell>
          <table:covered-table-cell table:number-columns-repeated="16"/>
          <table:table-cell office:value-type="date" office:date-value="2021-01-09T00:00:00" table:number-columns-spanned="6" table:number-rows-spanned="1" table:style-name="ce27">
            <text:p>2021年1月9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12"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8" table:style-name="ce9"/>
          <table:table-cell table:number-columns-repeated="6" table:style-name="ce1"/>
          <table:table-cell table:number-columns-repeated="3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ログイン</text:p>
          </table:table-cell>
          <table:table-cell table:number-columns-repeated="7" table:style-name="ce9"/>
          <table:table-cell table:style-name="ce6"/>
          <table:table-cell table:number-columns-repeated="8" table:style-name="ce9"/>
          <table:table-cell table:number-columns-repeated="6" table:style-name="ce1"/>
          <table:table-cell table:number-columns-repeated="14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10" table:style-name="ce9"/>
          <table:table-cell table:style-name="ce1"/>
          <table:table-cell table:number-columns-repeated="17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number-columns-repeated="7" table:style-name="ce1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style-name="ce9">
            <text:p>ユーザID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2" table:style-name="ce1"/>
          <table:table-cell table:number-columns-repeated="4" table:style-name="ce9"/>
          <table:table-cell table:number-columns-repeated="10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style-name="ce9">
            <text:p>パスワード</text:p>
          </table:table-cell>
          <table:table-cell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9"/>
          <table:table-cell table:style-name="ce6"/>
          <table:table-cell table:number-columns-repeated="2" table:style-name="ce9"/>
          <table:table-cell table:number-columns-spanned="3" table:number-rows-spanned="1" table:style-name="ce30"/>
          <table:covered-table-cell table:number-columns-repeated="2"/>
          <table:table-cell table:style-name="ce9"/>
          <table:table-cell table:number-columns-repeated="10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number-columns-repeated="2" table:style-name="ce1"/>
          <table:table-cell table:number-columns-repeated="4" table:style-name="ce9"/>
          <table:table-cell table:style-name="ce1"/>
          <table:table-cell table:number-columns-spanned="3" table:number-rows-spanned="1" table:style-name="ce30"/>
          <table:covered-table-cell table:number-columns-repeated="2"/>
          <table:table-cell table:number-columns-repeated="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style-name="ce21"/>
          <table:table-cell table:style-name="ce9"/>
          <table:table-cell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number-columns-repeated="6" table:style-name="ce1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3" table:style-name="ce9"/>
          <table:table-cell table:number-columns-repeated="7" table:style-name="ce1"/>
          <table:table-cell table:number-columns-repeated="3" table:style-name="ce9"/>
          <table:table-cell table:number-columns-repeated="17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ログイン</text:p>
          </table:table-cell>
          <table:table-cell table:number-columns-repeated="7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1"/>
          <table:table-cell office:value-type="string" table:style-name="ce22">
            <text:p>ユーザIDもしくはパスワードが一致しません</text:p>
          </table:table-cell>
          <table:table-cell table:number-columns-repeated="8" table:style-name="ce1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number-columns-repeated="7" table:style-name="ce1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style-name="ce9">
            <text:p>ユーザID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9"/>
          <table:table-cell table:style-name="ce6"/>
          <table:table-cell table:number-columns-repeated="17"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style-name="ce9">
            <text:p>パスワード</text:p>
          </table:table-cell>
          <table:table-cell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style-name="ce21"/>
          <table:table-cell table:style-name="ce9"/>
          <table:table-cell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number-columns-repeated="2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2" table:style-name="ce1"/>
          <table:table-cell table:number-columns-repeated="2" table:style-name="ce9"/>
          <table:table-cell table:number-columns-repeated="7" table:style-name="ce1"/>
          <table:table-cell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33">
            <text:p>LoginControl.php</text:p>
          </table:table-cell>
          <table:covered-table-cell table:number-columns-repeated="16"/>
          <table:table-cell office:value-type="string" table:number-columns-spanned="8" table:number-rows-spanned="1" table:style-name="ce31">
            <text:p>method</text:p>
          </table:table-cell>
          <table:covered-table-cell table:number-columns-repeated="7"/>
          <table:table-cell office:value-type="string" table:number-columns-spanned="5" table:number-rows-spanned="1" table:style-name="ce33">
            <text:p>POST</text:p>
          </table:table-cell>
          <table:covered-table-cell table:number-columns-repeated="4"/>
          <table:table-cell table:number-columns-repeated="29" table:style-name="ce23"/>
          <table:table-cell table:style-name="ce24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</text:p>
          </table:table-cell>
          <table:covered-table-cell table:number-columns-repeated="2"/>
          <table:table-cell office:value-type="string" table:number-columns-spanned="6" table:number-rows-spanned="1" table:style-name="ce33">
            <text:p>user_id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②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password</text:p>
          </table:table-cell>
          <table:covered-table-cell table:number-columns-repeated="2"/>
          <table:table-cell office:value-type="string" table:number-columns-spanned="6" table:number-rows-spanned="1" table:style-name="ce33">
            <text:p>password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③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submit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LoginControl.php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④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" table:number-rows-spanned="1" table:style-name="ce38"/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office:value-type="string" table:number-columns-spanned="14" table:number-rows-spanned="1" table:style-name="ce33">
            <text:p>ユーザIDもしくはパスワードが一致しません</text:p>
          </table:table-cell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文字はalert-danger（赤） を使用</text:p>
          </table:table-cell>
          <table:covered-table-cell table:number-columns-repeated="29"/>
          <table:table-cell table:number-columns-repeated="16320"/>
        </table:table-row>
        <table:table-row table:number-rows-repeated="1048537" table:style-name="ro1">
          <table:table-cell table:number-columns-repeated="16384"/>
        </table:table-row>
      </table:table>
      <table:table table:name="ログアウト" table:style-name="ta2">
        <table:shapes>
          <draw:custom-shape svg:x="3.14016in" svg:y="1.47992in" svg:width="0.39921in" svg:height="0.23189in" draw:z-index="1" draw:id="id4" draw:style-name="a14" draw:name="フリーフォーム: 図形 1">
            <svg:title/>
            <svg:desc/>
            <text:p text:style-name="a13" text:class-names="" text:cond-style-name=""><text:span text:style-name="a12" text:class-names="">①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ログアウト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logout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7">
            <text:p>2021年1月15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12"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8" table:style-name="ce9"/>
          <table:table-cell table:number-columns-repeated="6" table:style-name="ce1"/>
          <table:table-cell table:number-columns-repeated="3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ログアウト</text:p>
          </table:table-cell>
          <table:table-cell table:number-columns-repeated="7" table:style-name="ce9"/>
          <table:table-cell table:style-name="ce6"/>
          <table:table-cell table:number-columns-repeated="8" table:style-name="ce9"/>
          <table:table-cell table:number-columns-repeated="6" table:style-name="ce1"/>
          <table:table-cell table:number-columns-repeated="14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10" table:style-name="ce9"/>
          <table:table-cell table:style-name="ce1"/>
          <table:table-cell table:number-columns-repeated="17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1"/>
          <table:table-cell office:value-type="string" table:number-columns-spanned="9" table:number-rows-spanned="1" table:style-name="ce41">
            <text:p>ログアウトしました</text:p>
          </table:table-cell>
          <table:covered-table-cell table:number-columns-repeated="8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number-columns-repeated="2" table:style-name="ce1"/>
          <table:table-cell table:number-columns-repeated="4" table:style-name="ce9"/>
          <table:table-cell table:number-columns-repeated="10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9" table:number-rows-spanned="1" table:style-name="ce26">
            <text:p>戻る</text:p>
          </table:table-cell>
          <table:covered-table-cell table:number-columns-repeated="8"/>
          <table:table-cell table:style-name="ce1"/>
          <table:table-cell table:style-name="ce9"/>
          <table:table-cell table:style-name="ce6"/>
          <table:table-cell table:number-columns-repeated="2" table:style-name="ce9"/>
          <table:table-cell table:number-columns-spanned="3" table:number-rows-spanned="1" table:style-name="ce30"/>
          <table:covered-table-cell table:number-columns-repeated="2"/>
          <table:table-cell table:style-name="ce9"/>
          <table:table-cell table:number-columns-repeated="10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2" table:style-name="ce1"/>
          <table:table-cell table:number-columns-repeated="4" table:style-name="ce9"/>
          <table:table-cell table:style-name="ce1"/>
          <table:table-cell table:number-columns-spanned="3" table:number-rows-spanned="1" table:style-name="ce30"/>
          <table:covered-table-cell table:number-columns-repeated="2"/>
          <table:table-cell table:number-columns-repeated="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table:number-columns-repeated="3" table:style-name="ce1"/>
          <table:table-cell table:number-columns-repeated="7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style-name="ce21"/>
          <table:table-cell table:style-name="ce9"/>
          <table:table-cell table:number-columns-repeated="2" table:style-name="ce1"/>
          <table:table-cell table:number-columns-repeated="3" table:style-name="ce9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21"/>
          <table:table-cell table:number-columns-repeated="2" table:style-name="ce9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5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style-name="ce1"/>
          <table:table-cell table:number-columns-repeated="8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style-name="ce21"/>
          <table:table-cell table:style-name="ce22"/>
          <table:table-cell table:number-columns-repeated="8" table:style-name="ce1"/>
          <table:table-cell table:number-columns-repeated="3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4" table:style-name="ce9"/>
          <table:table-cell table:number-columns-repeated="7" table:style-name="ce1"/>
          <table:table-cell table:number-columns-repeated="3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1" table:style-name="ce9"/>
          <table:table-cell table:style-name="ce1"/>
          <table:table-cell table:number-columns-repeated="19"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style-name="ce1"/>
          <table:table-cell table:number-columns-repeated="8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" table:style-name="ce9"/>
          <table:table-cell table:number-columns-repeated="3" table:style-name="ce1"/>
          <table:table-cell table:number-columns-repeated="5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number-columns-repeated="3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number-columns-repeated="2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login.php<text:span text:style-name="T2">に遷移する</text:span></text:p>
          </table:table-cell>
          <table:covered-table-cell table:number-columns-repeated="29"/>
          <table:table-cell table:number-columns-repeated="16320"/>
        </table:table-row>
        <table:table-row table:number-rows-repeated="1048544" table:style-name="ro1">
          <table:table-cell table:number-columns-repeated="16384"/>
        </table:table-row>
      </table:table>
      <table:table table:name="新規登録" table:style-name="ta1">
        <table:shapes>
          <draw:custom-shape svg:x="3.20512in" svg:y="1.17362in" svg:width="0.39921in" svg:height="0.23189in" draw:z-index="1" draw:id="id5" draw:style-name="a17" draw:name="フリーフォーム: 図形 1">
            <svg:title/>
            <svg:desc/>
            <text:p text:style-name="a16" text:class-names="" text:cond-style-name=""><text:span text:style-name="a15" text:class-names="">①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19606in" svg:y="1.53819in" svg:width="0.39921in" svg:height="0.23189in" draw:z-index="2" draw:id="id6" draw:style-name="a20" draw:name="フリーフォーム: 図形 2">
            <svg:title/>
            <svg:desc/>
            <text:p text:style-name="a19" text:class-names="" text:cond-style-name=""><text:span text:style-name="a18" text:class-names="">②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25433in" svg:y="2.25866in" svg:width="0.39921in" svg:height="0.23189in" draw:z-index="3" draw:id="id7" draw:style-name="a23" draw:name="フリーフォーム: 図形 3">
            <svg:title/>
            <svg:desc/>
            <text:p text:style-name="a22" text:class-names="" text:cond-style-name=""><text:span text:style-name="a21" text:class-names="">③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7320 -333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85197in" svg:y="3.12047in" svg:width="0.39921in" svg:height="0.23189in" draw:z-index="4" draw:id="id8" draw:style-name="a26" draw:name="フリーフォーム: 図形 4">
            <svg:title/>
            <svg:desc/>
            <text:p text:style-name="a25" text:class-names="" text:cond-style-name=""><text:span text:style-name="a24" text:class-names="">④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6.46496in" svg:y="0.96063in" svg:width="0.39921in" svg:height="0.23189in" draw:z-index="5" draw:id="id9" draw:style-name="a29" draw:name="フリーフォーム: 図形 5">
            <svg:title/>
            <svg:desc/>
            <text:p text:style-name="a28" text:class-names="" text:cond-style-name=""><text:span text:style-name="a27" text:class-names="">⑤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新規登録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create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7">
            <text:p>2021年1月10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3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style-name="ce9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2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新規登録</text:p>
          </table:table-cell>
          <table:table-cell table:number-columns-repeated="7" table:style-name="ce9"/>
          <table:table-cell table:style-name="ce6"/>
          <table:table-cell table:style-name="ce9"/>
          <table:table-cell table:style-name="ce5"/>
          <table:table-cell table:number-columns-repeated="3" table:style-name="ce9"/>
          <table:table-cell table:style-name="ce1"/>
          <table:table-cell office:value-type="string" table:style-name="ce1">
            <text:p>新規登録</text:p>
          </table:table-cell>
          <table:table-cell table:number-columns-repeated="7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9"/>
          <table:table-cell table:style-name="ce5"/>
          <table:table-cell table:number-columns-repeated="12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number-columns-repeated="7" table:style-name="ce1"/>
          <table:table-cell table:number-columns-repeated="2" table:style-name="ce9"/>
          <table:table-cell table:style-name="ce6"/>
          <table:table-cell table:style-name="ce1"/>
          <table:table-cell table:style-name="ce5"/>
          <table:table-cell table:style-name="ce21"/>
          <table:table-cell office:value-type="string" table:number-columns-spanned="9" table:number-rows-spanned="1" table:style-name="ce41">
            <text:p>必須項目が入力されていません</text:p>
          </table:table-cell>
          <table:covered-table-cell table:number-columns-repeated="8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style-name="ce9">
            <text:p>ユーザ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style-name="ce1"/>
          <table:table-cell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style-name="ce1"/>
          <table:table-cell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style-name="ce9">
            <text:p>パスワード</text:p>
          </table:table-cell>
          <table:table-cell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9"/>
          <table:table-cell table:style-name="ce6"/>
          <table:table-cell table:style-name="ce9"/>
          <table:table-cell table:style-name="ce5"/>
          <table:table-cell table:style-name="ce9"/>
          <table:table-cell office:value-type="string" table:style-name="ce9">
            <text:p>ユーザ名</text:p>
          </table:table-cell>
          <table:table-cell table:number-columns-repeated="3" table:style-name="ce9"/>
          <table:table-cell table:style-name="ce42"/>
          <table:table-cell table:number-columns-repeated="3" table:style-name="ce43"/>
          <table:table-cell table:style-name="ce44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style-name="ce1"/>
          <table:table-cell table:style-name="ce5"/>
          <table:table-cell table:number-columns-repeated="1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style-name="ce21"/>
          <table:table-cell table:style-name="ce9"/>
          <table:table-cell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style-name="ce6"/>
          <table:table-cell table:style-name="ce1"/>
          <table:table-cell table:style-name="ce5"/>
          <table:table-cell table:style-name="ce9"/>
          <table:table-cell office:value-type="string" table:style-name="ce9">
            <text:p>パスワード</text:p>
          </table:table-cell>
          <table:table-cell table:number-columns-repeated="3" table:style-name="ce1"/>
          <table:table-cell table:style-name="ce42"/>
          <table:table-cell table:number-columns-repeated="3" table:style-name="ce43"/>
          <table:table-cell table:style-name="ce44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number-columns-repeated="6" table:style-name="ce1"/>
          <table:table-cell table:number-columns-repeated="3" table:style-name="ce9"/>
          <table:table-cell table:style-name="ce6"/>
          <table:table-cell table:style-name="ce1"/>
          <table:table-cell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style-name="ce1"/>
          <table:table-cell table:style-name="ce5"/>
          <table:table-cell table:style-name="ce9"/>
          <table:table-cell table:style-name="ce21"/>
          <table:table-cell table:style-name="ce9"/>
          <table:table-cell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style-name="ce1"/>
          <table:table-cell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3" table:style-name="ce9"/>
          <table:table-cell table:number-columns-repeated="7" table:style-name="ce1"/>
          <table:table-cell table:number-columns-repeated="3" table:style-name="ce9"/>
          <table:table-cell table:number-columns-repeated="2" table:style-name="ce1"/>
          <table:table-cell table:style-name="ce10"/>
          <table:table-cell table:number-columns-repeated="12" table:style-name="ce12"/>
          <table:table-cell table:style-name="ce11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新規登録</text:p>
          </table:table-cell>
          <table:table-cell table:number-columns-repeated="7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1"/>
          <table:table-cell office:value-type="string" table:number-columns-spanned="9" table:number-rows-spanned="1" table:style-name="ce46">
            <text:p>ユーザ登録が完了しました</text:p>
          </table:table-cell>
          <table:covered-table-cell table:number-columns-repeated="8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number-columns-repeated="7" table:style-name="ce1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style-name="ce9">
            <text:p>ユーザ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style-name="ce9">
            <text:p>パスワード</text:p>
          </table:table-cell>
          <table:table-cell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style-name="ce21"/>
          <table:table-cell table:style-name="ce9"/>
          <table:table-cell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style-name="ce1"/>
          <table:table-cell table:style-name="ce9"/>
          <table:table-cell table:style-name="ce6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number-columns-repeated="2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33">
            <text:p>CreateAccountControl.php</text:p>
          </table:table-cell>
          <table:covered-table-cell table:number-columns-repeated="16"/>
          <table:table-cell office:value-type="string" table:number-columns-spanned="8" table:number-rows-spanned="1" table:style-name="ce31">
            <text:p>method</text:p>
          </table:table-cell>
          <table:covered-table-cell table:number-columns-repeated="7"/>
          <table:table-cell office:value-type="string" table:number-columns-spanned="5" table:number-rows-spanned="1" table:style-name="ce33">
            <text:p>POST</text:p>
          </table:table-cell>
          <table:covered-table-cell table:number-columns-repeated="4"/>
          <table:table-cell table:number-columns-repeated="29" table:style-name="ce23"/>
          <table:table-cell table:style-name="ce24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</text:p>
          </table:table-cell>
          <table:covered-table-cell table:number-columns-repeated="2"/>
          <table:table-cell office:value-type="string" table:number-columns-spanned="6" table:number-rows-spanned="1" table:style-name="ce33">
            <text:p>user_id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②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password</text:p>
          </table:table-cell>
          <table:covered-table-cell table:number-columns-repeated="2"/>
          <table:table-cell office:value-type="string" table:number-columns-spanned="6" table:number-rows-spanned="1" table:style-name="ce33">
            <text:p>password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③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submit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CreateAccountControl.php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④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" table:number-rows-spanned="1" table:style-name="ce38"/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office:value-type="string" table:number-columns-spanned="14" table:number-rows-spanned="1" table:style-name="ce33">
            <text:p>ユーザ登録が完了しました。</text:p>
          </table:table-cell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文字はalert-success（緑） を使用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style-name="ce10">
            <text:p>⑤</text:p>
          </table:table-cell>
          <table:table-cell table:number-columns-repeated="2" table:style-name="ce45"/>
          <table:table-cell table:number-columns-spanned="2" table:number-rows-spanned="1" table:style-name="ce40"/>
          <table:covered-table-cell/>
          <table:table-cell table:number-columns-spanned="3" table:number-rows-spanned="1" table:style-name="ce38"/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office:value-type="string" table:number-columns-spanned="14" table:number-rows-spanned="1" table:style-name="ce33">
            <text:p>必須項目が入力されていません</text:p>
          </table:table-cell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76">
            <text:p><text:span text:style-name="T2">文字は</text:span><text:span text:style-name="T1">alert-danger</text:span><text:span text:style-name="T2">（赤）</text:span><text:span text:style-name="T1"><text:s/></text:span><text:span text:style-name="T2">を使用、</text:span><text:span text:style-name="T1">input</text:span><text:span text:style-name="T2">は</text:span><text:span text:style-name="T1">is-invalid</text:span><text:span text:style-name="T2">（赤）を使用</text:span></text:p>
          </table:table-cell>
          <table:covered-table-cell table:number-columns-repeated="29"/>
          <table:table-cell table:number-columns-repeated="16320"/>
        </table:table-row>
        <table:table-row table:number-rows-repeated="4" table:style-name="ro1">
          <table:table-cell/>
          <table:table-cell table:style-name="ce9"/>
          <table:table-cell table:number-columns-repeated="61" table:style-name="ce1"/>
          <table:table-cell table:style-name="ce9"/>
          <table:table-cell table:number-columns-repeated="16320"/>
        </table:table-row>
        <table:table-row table:style-name="ro1">
          <table:table-cell/>
          <table:table-cell table:number-columns-repeated="63" table:style-name="ce9"/>
          <table:table-cell table:number-columns-repeated="16320"/>
        </table:table-row>
        <table:table-row table:number-rows-repeated="1048530" table:style-name="ro1">
          <table:table-cell table:number-columns-repeated="16384"/>
        </table:table-row>
      </table:table>
      <table:table table:name="メニュー" table:style-name="ta1">
        <table:shapes>
          <draw:custom-shape svg:x="2.93346in" svg:y="1.18228in" svg:width="0.39921in" svg:height="0.23189in" draw:z-index="1" draw:id="id10" draw:style-name="a32" draw:name="フリーフォーム: 図形 1">
            <svg:title/>
            <svg:desc/>
            <text:p text:style-name="a31" text:class-names="" text:cond-style-name=""><text:span text:style-name="a30" text:class-names="">①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1.5378in" svg:width="0.39921in" svg:height="0.23189in" draw:z-index="2" draw:id="id11" draw:style-name="a35" draw:name="フリーフォーム: 図形 2">
            <svg:title/>
            <svg:desc/>
            <text:p text:style-name="a34" text:class-names="" text:cond-style-name=""><text:span text:style-name="a33" text:class-names="">②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1.88504in" svg:width="0.39921in" svg:height="0.23189in" draw:z-index="3" draw:id="id12" draw:style-name="a38" draw:name="フリーフォーム: 図形 3">
            <svg:title/>
            <svg:desc/>
            <text:p text:style-name="a37" text:class-names="" text:cond-style-name=""><text:span text:style-name="a36" text:class-names="">③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2.24921in" svg:width="0.39921in" svg:height="0.23189in" draw:z-index="4" draw:id="id13" draw:style-name="a41" draw:name="フリーフォーム: 図形 4">
            <svg:title/>
            <svg:desc/>
            <text:p text:style-name="a40" text:class-names="" text:cond-style-name=""><text:span text:style-name="a39" text:class-names="">④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メニュー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menu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7">
            <text:p>2021年1月10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12"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17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メニュー</text:p>
          </table:table-cell>
          <table:table-cell table:number-columns-repeated="7" table:style-name="ce9"/>
          <table:table-cell table:style-name="ce6"/>
          <table:table-cell table:number-columns-repeated="28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10" table:style-name="ce9"/>
          <table:table-cell table:style-name="ce1"/>
          <table:table-cell table:number-columns-repeated="17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office:value-type="string" table:number-columns-spanned="7" table:number-rows-spanned="1" table:style-name="ce26">
            <text:p>関係図一覧</text:p>
          </table:table-cell>
          <table:covered-table-cell table:number-columns-repeated="6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2" table:style-name="ce1"/>
          <table:table-cell table:number-columns-repeated="4" table:style-name="ce9"/>
          <table:table-cell table:number-columns-repeated="10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office:value-type="string" table:number-columns-spanned="7" table:number-rows-spanned="1" table:style-name="ce26">
            <text:p>グループ作成</text:p>
          </table:table-cell>
          <table:covered-table-cell table:number-columns-repeated="6"/>
          <table:table-cell table:style-name="ce9"/>
          <table:table-cell table:style-name="ce1"/>
          <table:table-cell table:style-name="ce9"/>
          <table:table-cell table:style-name="ce6"/>
          <table:table-cell table:number-columns-repeated="2" table:style-name="ce9"/>
          <table:table-cell table:number-columns-spanned="3" table:number-rows-spanned="1" table:style-name="ce30"/>
          <table:covered-table-cell table:number-columns-repeated="2"/>
          <table:table-cell table:style-name="ce9"/>
          <table:table-cell table:number-columns-repeated="10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number-columns-repeated="2" table:style-name="ce1"/>
          <table:table-cell table:number-columns-repeated="4" table:style-name="ce9"/>
          <table:table-cell table:style-name="ce1"/>
          <table:table-cell table:number-columns-spanned="3" table:number-rows-spanned="1" table:style-name="ce30"/>
          <table:covered-table-cell table:number-columns-repeated="2"/>
          <table:table-cell table:number-columns-repeated="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style-name="ce21"/>
          <table:table-cell office:value-type="string" table:number-columns-spanned="7" table:number-rows-spanned="1" table:style-name="ce26">
            <text:p>パスワード変更</text:p>
          </table:table-cell>
          <table:covered-table-cell table:number-columns-repeated="6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table:number-columns-repeated="7" table:style-name="ce1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office:value-type="string" table:number-columns-spanned="7" table:number-rows-spanned="1" table:style-name="ce26">
            <text:p>ログアウト</text:p>
          </table:table-cell>
          <table:covered-table-cell table:number-columns-repeated="6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21"/>
          <table:table-cell table:number-columns-repeated="2" table:style-name="ce9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5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8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number-columns-repeated="3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number-columns-repeated="2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list.php?{ユーザ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②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create_group.php?{ユーザ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③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_password.php?{<text:span text:style-name="T2">ユーザ</text:span>ID}<text:span text:style-name="T2">に遷移する</text:span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④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logout.php?{ユーザ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table:number-columns-repeated="63" table:style-name="ce3"/>
          <table:table-cell table:number-columns-repeated="16320"/>
        </table:table-row>
        <table:table-row table:number-rows-repeated="7" table:style-name="ro1">
          <table:table-cell/>
          <table:table-cell table:style-name="ce9"/>
          <table:table-cell table:number-columns-repeated="61" table:style-name="ce1"/>
          <table:table-cell table:style-name="ce9"/>
          <table:table-cell table:number-columns-repeated="16320"/>
        </table:table-row>
        <table:table-row table:style-name="ro1">
          <table:table-cell/>
          <table:table-cell table:number-columns-repeated="63" table:style-name="ce9"/>
          <table:table-cell table:number-columns-repeated="16320"/>
        </table:table-row>
        <table:table-row table:number-rows-repeated="1048529" table:style-name="ro1">
          <table:table-cell table:number-columns-repeated="16384"/>
        </table:table-row>
      </table:table>
      <table:table table:name="相関図一覧" table:style-name="ta1">
        <table:shapes>
          <draw:custom-shape svg:x="2.93346in" svg:y="1.16417in" svg:width="0.39921in" svg:height="0.23189in" draw:z-index="1" draw:id="id14" draw:style-name="a44" draw:name="フリーフォーム: 図形 1">
            <svg:title/>
            <svg:desc/>
            <text:p text:style-name="a43" text:class-names="" text:cond-style-name=""><text:span text:style-name="a42" text:class-names="">①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相関図一覧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rel_diagram_list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7">
            <text:p>2021年1月10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12"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style-name="ce9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2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相関図一覧</text:p>
          </table:table-cell>
          <table:table-cell table:number-columns-repeated="7" table:style-name="ce9"/>
          <table:table-cell table:style-name="ce6"/>
          <table:table-cell table:style-name="ce9"/>
          <table:table-cell table:style-name="ce5"/>
          <table:table-cell table:number-columns-repeated="3" table:style-name="ce9"/>
          <table:table-cell table:style-name="ce1"/>
          <table:table-cell office:value-type="string" table:style-name="ce1">
            <text:p>相関図一覧</text:p>
          </table:table-cell>
          <table:table-cell table:number-columns-repeated="7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9"/>
          <table:table-cell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1"/>
          <table:table-cell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office:value-type="string" table:number-columns-spanned="7" table:number-rows-spanned="1" table:style-name="ce26">
            <text:p>グループ1</text:p>
          </table:table-cell>
          <table:covered-table-cell table:number-columns-repeated="6"/>
          <table:table-cell table:number-columns-repeated="3" table:style-name="ce9"/>
          <table:table-cell table:style-name="ce6"/>
          <table:table-cell table:style-name="ce1"/>
          <table:table-cell table:style-name="ce5"/>
          <table:table-cell table:style-name="ce9"/>
          <table:table-cell office:value-type="string" table:number-columns-spanned="9" table:number-rows-spanned="1" table:style-name="ce48">
            <text:p>グループが1件もありません</text:p>
          </table:table-cell>
          <table:covered-table-cell table:number-columns-repeated="8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style-name="ce1"/>
          <table:table-cell table:style-name="ce5"/>
          <table:table-cell table:number-columns-repeated="1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office:value-type="string" table:number-columns-spanned="7" table:number-rows-spanned="1" table:style-name="ce26">
            <text:p>グループ2</text:p>
          </table:table-cell>
          <table:covered-table-cell table:number-columns-repeated="6"/>
          <table:table-cell table:style-name="ce9"/>
          <table:table-cell table:style-name="ce1"/>
          <table:table-cell table:style-name="ce9"/>
          <table:table-cell table:style-name="ce6"/>
          <table:table-cell table:style-name="ce9"/>
          <table:table-cell table:style-name="ce5"/>
          <table:table-cell table:number-columns-repeated="2" table:style-name="ce9"/>
          <table:table-cell table:number-columns-spanned="7" table:number-rows-spanned="1" table:style-name="ce30"/>
          <table:covered-table-cell table:number-columns-repeated="6"/>
          <table:table-cell table:style-name="ce9"/>
          <table:table-cell table:style-name="ce1"/>
          <table:table-cell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style-name="ce1"/>
          <table:table-cell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style-name="ce21"/>
          <table:table-cell office:value-type="string" table:number-columns-spanned="7" table:number-rows-spanned="1" table:style-name="ce26">
            <text:p><text:s/>グループ3</text:p>
          </table:table-cell>
          <table:covered-table-cell table:number-columns-repeated="6"/>
          <table:table-cell table:number-columns-repeated="3" table:style-name="ce9"/>
          <table:table-cell table:style-name="ce6"/>
          <table:table-cell table:style-name="ce1"/>
          <table:table-cell table:style-name="ce5"/>
          <table:table-cell table:style-name="ce9"/>
          <table:table-cell table:style-name="ce21"/>
          <table:table-cell table:number-columns-spanned="7" table:number-rows-spanned="1" table:style-name="ce30"/>
          <table:covered-table-cell table:number-columns-repeated="6"/>
          <table:table-cell table:number-columns-repeated="3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table:number-columns-repeated="3" table:style-name="ce1"/>
          <table:table-cell office:value-type="string" table:style-name="ce1">
            <text:p>・</text:p>
          </table:table-cell>
          <table:table-cell table:number-columns-repeated="3" table:style-name="ce1"/>
          <table:table-cell table:number-columns-repeated="3" table:style-name="ce9"/>
          <table:table-cell table:style-name="ce6"/>
          <table:table-cell table:style-name="ce1"/>
          <table:table-cell table:style-name="ce5"/>
          <table:table-cell table:number-columns-repeated="2" table:style-name="ce9"/>
          <table:table-cell table:number-columns-repeated="7" table:style-name="ce1"/>
          <table:table-cell table:number-columns-repeated="3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table:style-name="ce21"/>
          <table:table-cell table:number-columns-repeated="2" table:style-name="ce9"/>
          <table:table-cell office:value-type="string" table:style-name="ce9">
            <text:p>・</text:p>
          </table:table-cell>
          <table:table-cell table:number-columns-repeated="6" table:style-name="ce9"/>
          <table:table-cell table:style-name="ce6"/>
          <table:table-cell table:style-name="ce1"/>
          <table:table-cell table:style-name="ce5"/>
          <table:table-cell table:number-columns-repeated="2" table:style-name="ce9"/>
          <table:table-cell table:style-name="ce21"/>
          <table:table-cell table:number-columns-repeated="9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5" table:style-name="ce12"/>
          <table:table-cell office:value-type="string" table:style-name="ce12">
            <text:p>・</text:p>
          </table:table-cell>
          <table:table-cell table:number-columns-repeated="6" table:style-name="ce12"/>
          <table:table-cell table:style-name="ce11"/>
          <table:table-cell table:style-name="ce1"/>
          <table:table-cell table:style-name="ce10"/>
          <table:table-cell table:number-columns-repeated="12" table:style-name="ce12"/>
          <table:table-cell table:style-name="ce11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21"/>
          <table:table-cell table:number-columns-repeated="2" table:style-name="ce9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5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8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number-columns-repeated="3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number-columns-repeated="2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group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table:number-columns-repeated="63" table:style-name="ce3"/>
          <table:table-cell table:number-columns-repeated="16320"/>
        </table:table-row>
        <table:table-row table:number-rows-repeated="7" table:style-name="ro1">
          <table:table-cell/>
          <table:table-cell table:style-name="ce9"/>
          <table:table-cell table:number-columns-repeated="61" table:style-name="ce1"/>
          <table:table-cell table:style-name="ce9"/>
          <table:table-cell table:number-columns-repeated="16320"/>
        </table:table-row>
        <table:table-row table:style-name="ro1">
          <table:table-cell/>
          <table:table-cell table:number-columns-repeated="63" table:style-name="ce9"/>
          <table:table-cell table:number-columns-repeated="16320"/>
        </table:table-row>
        <table:table-row table:number-rows-repeated="1048535" table:style-name="ro1">
          <table:table-cell table:number-columns-repeated="16384"/>
        </table:table-row>
      </table:table>
      <table:table table:name="グループ作成" table:style-name="ta1"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グループ作成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create_group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7">
            <text:p>2021年1月15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3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2"/>
          <table:table-cell table:number-columns-repeated="2" table:style-name="ce63"/>
          <table:table-cell table:number-columns-spanned="3" table:number-rows-spanned="1" table:style-name="ce64"/>
          <table:covered-table-cell table:number-columns-repeated="2"/>
          <table:table-cell table:number-columns-spanned="3" table:number-rows-spanned="1" table:style-name="ce64"/>
          <table:covered-table-cell table:number-columns-repeated="2"/>
          <table:table-cell table:number-columns-repeated="4" table:style-name="ce63"/>
          <table:table-cell table:style-name="ce65"/>
          <table:table-cell table:style-name="ce9"/>
          <table:table-cell table:style-name="ce62"/>
          <table:table-cell table:number-columns-repeated="2" table:style-name="ce63"/>
          <table:table-cell table:number-columns-spanned="3" table:number-rows-spanned="1" table:style-name="ce64"/>
          <table:covered-table-cell table:number-columns-repeated="2"/>
          <table:table-cell table:number-columns-spanned="3" table:number-rows-spanned="1" table:style-name="ce64"/>
          <table:covered-table-cell table:number-columns-repeated="2"/>
          <table:table-cell table:number-columns-repeated="4" table:style-name="ce63"/>
          <table:table-cell table:style-name="ce65"/>
          <table:table-cell table:style-name="ce9"/>
          <table:table-cell table:style-name="ce62"/>
          <table:table-cell table:number-columns-repeated="2" table:style-name="ce63"/>
          <table:table-cell table:number-columns-spanned="3" table:number-rows-spanned="1" table:style-name="ce64"/>
          <table:covered-table-cell table:number-columns-repeated="2"/>
          <table:table-cell table:number-columns-spanned="3" table:number-rows-spanned="1" table:style-name="ce64"/>
          <table:covered-table-cell table:number-columns-repeated="2"/>
          <table:table-cell table:number-columns-repeated="4" table:style-name="ce63"/>
          <table:table-cell table:style-name="ce65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4" table:style-name="ce9"/>
          <table:table-cell office:value-type="string" table:style-name="ce61">
            <text:p>グループ作成</text:p>
          </table:table-cell>
          <table:table-cell table:number-columns-repeated="7" table:style-name="ce9"/>
          <table:table-cell table:style-name="ce67"/>
          <table:table-cell table:style-name="ce9"/>
          <table:table-cell table:style-name="ce66"/>
          <table:table-cell table:number-columns-repeated="4" table:style-name="ce9"/>
          <table:table-cell office:value-type="string" table:style-name="ce9">
            <text:p>グループ作成</text:p>
          </table:table-cell>
          <table:table-cell table:number-columns-repeated="7" table:style-name="ce9"/>
          <table:table-cell table:style-name="ce67"/>
          <table:table-cell table:style-name="ce9"/>
          <table:table-cell table:style-name="ce66"/>
          <table:table-cell table:number-columns-repeated="4" table:style-name="ce9"/>
          <table:table-cell office:value-type="string" table:style-name="ce9">
            <text:p>グループ作成</text:p>
          </table:table-cell>
          <table:table-cell table:number-columns-repeated="7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7"/>
          <table:table-cell table:style-name="ce9"/>
          <table:table-cell table:style-name="ce66"/>
          <table:table-cell table:number-columns-repeated="12" table:style-name="ce9"/>
          <table:table-cell table:style-name="ce67"/>
          <table:table-cell table:style-name="ce9"/>
          <table:table-cell table:style-name="ce66"/>
          <table:table-cell table:number-columns-repeated="12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12" table:style-name="ce9"/>
          <table:table-cell table:style-name="ce67"/>
          <table:table-cell table:style-name="ce9"/>
          <table:table-cell table:style-name="ce66"/>
          <table:table-cell table:style-name="ce9"/>
          <table:table-cell office:value-type="string" table:style-name="ce71">
            <text:p>グループ名は100文字以内で入力してください</text:p>
          </table:table-cell>
          <table:table-cell table:number-columns-repeated="10" table:style-name="ce9"/>
          <table:table-cell table:style-name="ce67"/>
          <table:table-cell table:style-name="ce1"/>
          <table:table-cell table:style-name="ce66"/>
          <table:table-cell table:style-name="ce9"/>
          <table:table-cell office:value-type="string" table:style-name="ce72">
            <text:p>{グループ名} を作成しました</text:p>
          </table:table-cell>
          <table:table-cell table:number-columns-repeated="10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style-name="ce9"/>
          <table:table-cell office:value-type="string" table:style-name="ce9">
            <text:p>グループ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7"/>
          <table:table-cell table:style-name="ce9"/>
          <table:table-cell table:style-name="ce66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7"/>
          <table:table-cell table:style-name="ce1"/>
          <table:table-cell table:style-name="ce66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12" table:style-name="ce9"/>
          <table:table-cell table:style-name="ce67"/>
          <table:table-cell table:style-name="ce9"/>
          <table:table-cell table:style-name="ce66"/>
          <table:table-cell table:number-columns-repeated="12" table:style-name="ce9"/>
          <table:table-cell table:style-name="ce67"/>
          <table:table-cell table:style-name="ce1"/>
          <table:table-cell table:style-name="ce66"/>
          <table:table-cell table:number-columns-repeated="12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9"/>
          <table:table-cell table:style-name="ce67"/>
          <table:table-cell table:style-name="ce9"/>
          <table:table-cell table:style-name="ce66"/>
          <table:table-cell table:style-name="ce9"/>
          <table:table-cell office:value-type="string" table:style-name="ce9">
            <text:p>グループ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7"/>
          <table:table-cell table:style-name="ce1"/>
          <table:table-cell table:style-name="ce66"/>
          <table:table-cell table:style-name="ce9"/>
          <table:table-cell office:value-type="string" table:style-name="ce9">
            <text:p>グループ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style-name="ce9"/>
          <table:table-cell table:number-columns-repeated="9" table:style-name="ce12"/>
          <table:table-cell table:style-name="ce1"/>
          <table:table-cell table:style-name="ce9"/>
          <table:table-cell table:style-name="ce67"/>
          <table:table-cell table:style-name="ce9"/>
          <table:table-cell table:style-name="ce66"/>
          <table:table-cell table:number-columns-repeated="12" table:style-name="ce9"/>
          <table:table-cell table:style-name="ce67"/>
          <table:table-cell table:style-name="ce1"/>
          <table:table-cell table:style-name="ce66"/>
          <table:table-cell table:number-columns-repeated="12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12" table:style-name="ce9"/>
          <table:table-cell table:style-name="ce67"/>
          <table:table-cell table:style-name="ce9"/>
          <table:table-cell table:style-name="ce66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9"/>
          <table:table-cell table:style-name="ce67"/>
          <table:table-cell table:style-name="ce1"/>
          <table:table-cell table:style-name="ce66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59">
            <text:p>グループ名</text:p>
          </table:table-cell>
          <table:covered-table-cell table:number-columns-repeated="3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number-columns-repeated="3" table:style-name="ce74"/>
          <table:table-cell table:style-name="ce9"/>
          <table:table-cell table:style-name="ce67"/>
          <table:table-cell table:style-name="ce9"/>
          <table:table-cell table:style-name="ce66"/>
          <table:table-cell table:number-columns-repeated="12" table:style-name="ce9"/>
          <table:table-cell table:style-name="ce67"/>
          <table:table-cell table:style-name="ce1"/>
          <table:table-cell table:style-name="ce66"/>
          <table:table-cell table:number-columns-repeated="12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9"/>
          <table:table-cell table:style-name="ce67"/>
          <table:table-cell table:style-name="ce9"/>
          <table:table-cell table:style-name="ce66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7"/>
          <table:table-cell table:style-name="ce9"/>
          <table:table-cell table:style-name="ce66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9"/>
          <table:table-cell table:style-name="ce67"/>
          <table:table-cell table:style-name="ce9"/>
          <table:table-cell table:style-name="ce66"/>
          <table:table-cell table:number-columns-repeated="12" table:style-name="ce9"/>
          <table:table-cell table:style-name="ce67"/>
          <table:table-cell table:style-name="ce1"/>
          <table:table-cell table:style-name="ce66"/>
          <table:table-cell table:number-columns-repeated="12"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9"/>
          <table:table-cell table:style-name="ce67"/>
          <table:table-cell table:style-name="ce9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59">
            <text:p>グループ名</text:p>
          </table:table-cell>
          <table:covered-table-cell table:number-columns-repeated="3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number-columns-repeated="3" table:style-name="ce74"/>
          <table:table-cell table:style-name="ce9"/>
          <table:table-cell table:style-name="ce67"/>
          <table:table-cell table:style-name="ce1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59">
            <text:p>グループ名</text:p>
          </table:table-cell>
          <table:covered-table-cell table:number-columns-repeated="3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number-columns-repeated="3" table:style-name="ce74"/>
          <table:table-cell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8"/>
          <table:table-cell table:number-columns-repeated="12" table:style-name="ce69"/>
          <table:table-cell table:style-name="ce70"/>
          <table:table-cell table:style-name="ce9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29"/>
          <table:table-cell table:style-name="ce73"/>
          <table:table-cell table:style-name="ce1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9"/>
          <table:table-cell table:style-name="ce67"/>
          <table:table-cell table:style-name="ce1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9"/>
          <table:table-cell table:style-name="ce67"/>
          <table:table-cell table:style-name="ce1"/>
          <table:table-cell table:style-name="ce66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repeated="3" table:style-name="ce74"/>
          <table:table-cell table:style-name="ce9"/>
          <table:table-cell table:style-name="ce67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style-name="ce68"/>
          <table:table-cell table:number-columns-repeated="12" table:style-name="ce69"/>
          <table:table-cell table:style-name="ce70"/>
          <table:table-cell table:style-name="ce1"/>
          <table:table-cell table:style-name="ce68"/>
          <table:table-cell table:number-columns-repeated="12" table:style-name="ce69"/>
          <table:table-cell table:style-name="ce70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number-columns-repeated="15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5"/>
          <table:table-cell table:number-columns-repeated="2" table:style-name="ce9"/>
          <table:table-cell table:number-columns-repeated="11" table:style-name="ce1"/>
          <table:table-cell table:number-columns-repeated="2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" table:style-name="ce9"/>
          <table:table-cell table:number-columns-repeated="3" table:style-name="ce1"/>
          <table:table-cell table:number-columns-repeated="6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style-name="ce1"/>
          <table:table-cell table:number-columns-repeated="3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33">
            <text:p>CreateGroupControler.php</text:p>
          </table:table-cell>
          <table:covered-table-cell table:number-columns-repeated="16"/>
          <table:table-cell office:value-type="string" table:number-columns-spanned="8" table:number-rows-spanned="1" table:style-name="ce31">
            <text:p>method</text:p>
          </table:table-cell>
          <table:covered-table-cell table:number-columns-repeated="7"/>
          <table:table-cell office:value-type="string" table:number-columns-spanned="5" table:number-rows-spanned="1" table:style-name="ce33">
            <text:p>POST</text:p>
          </table:table-cell>
          <table:covered-table-cell table:number-columns-repeated="4"/>
          <table:table-cell table:number-columns-repeated="29" table:style-name="ce23"/>
          <table:table-cell table:style-name="ce24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</text:p>
          </table:table-cell>
          <table:covered-table-cell table:number-columns-repeated="2"/>
          <table:table-cell office:value-type="string" table:number-columns-spanned="6" table:number-rows-spanned="1" table:style-name="ce33">
            <text:p>group_name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②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submit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number-rows-repeated="1048541" table:style-name="ro1">
          <table:table-cell table:number-columns-repeated="16384"/>
        </table:table-row>
      </table:table>
      <table:table table:name="パスワード変更" table:style-name="ta1"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パスワード変更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re_password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7">
            <text:p>2021年1月15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3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style-name="ce9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3" table:style-name="ce9"/>
          <table:table-cell table:style-name="ce1"/>
          <table:table-cell office:value-type="string" table:style-name="ce56">
            <text:p>パスワード変更</text:p>
          </table:table-cell>
          <table:table-cell table:number-columns-repeated="7" table:style-name="ce9"/>
          <table:table-cell table:style-name="ce6"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パスワード変更</text:p>
          </table:table-cell>
          <table:table-cell table:number-columns-repeated="7" table:style-name="ce9"/>
          <table:table-cell table:style-name="ce6"/>
          <table:table-cell table:style-name="ce9"/>
          <table:table-cell table:style-name="ce5"/>
          <table:table-cell table:number-columns-repeated="3" table:style-name="ce9"/>
          <table:table-cell table:style-name="ce1"/>
          <table:table-cell office:value-type="string" table:style-name="ce1">
            <text:p>パスワード変更</text:p>
          </table:table-cell>
          <table:table-cell table:number-columns-repeated="7" table:style-name="ce9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9"/>
          <table:table-cell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number-columns-spanned="9" table:number-rows-spanned="1" table:style-name="ce60">
            <text:p>パスワードが一致しません</text:p>
          </table:table-cell>
          <table:covered-table-cell table:number-columns-repeated="8"/>
          <table:table-cell table:number-columns-repeated="2" table:style-name="ce9"/>
          <table:table-cell table:style-name="ce6"/>
          <table:table-cell table:style-name="ce1"/>
          <table:table-cell table:style-name="ce5"/>
          <table:table-cell table:style-name="ce9"/>
          <table:table-cell office:value-type="string" table:number-columns-spanned="9" table:number-rows-spanned="1" table:style-name="ce75">
            <text:p>パスワードを変更しました</text:p>
          </table:table-cell>
          <table:covered-table-cell table:number-columns-repeated="8"/>
          <table:table-cell table:number-columns-repeated="2" table:style-name="ce9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office:value-type="string" table:style-name="ce61">
            <text:p>現在のパスワード</text:p>
          </table:table-cell>
          <table:table-cell table:number-columns-repeated="3"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1"/>
          <table:table-cell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5" table:style-name="ce9"/>
          <table:table-cell table:number-columns-repeated="2" table:style-name="ce1"/>
          <table:table-cell table:number-columns-repeated="5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1"/>
          <table:table-cell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office:value-type="string" table:style-name="ce61">
            <text:p>新しいパスワード</text:p>
          </table:table-cell>
          <table:table-cell table:number-columns-repeated="3"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style-name="ce6"/>
          <table:table-cell table:number-columns-repeated="2" table:style-name="ce5"/>
          <table:table-cell table:style-name="ce9"/>
          <table:table-cell office:value-type="string" table:style-name="ce9">
            <text:p>現在のパスワード</text:p>
          </table:table-cell>
          <table:table-cell table:number-columns-repeated="3"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style-name="ce6"/>
          <table:table-cell table:style-name="ce1"/>
          <table:table-cell table:style-name="ce5"/>
          <table:table-cell table:style-name="ce9"/>
          <table:table-cell office:value-type="string" table:style-name="ce9">
            <text:p>現在のパスワード</text:p>
          </table:table-cell>
          <table:table-cell table:number-columns-repeated="3"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style-name="ce9"/>
          <table:table-cell table:style-name="ce5"/>
          <table:table-cell table:number-columns-repeated="5" table:style-name="ce9"/>
          <table:table-cell table:number-columns-repeated="2" table:style-name="ce1"/>
          <table:table-cell table:number-columns-repeated="5" table:style-name="ce9"/>
          <table:table-cell table:style-name="ce6"/>
          <table:table-cell table:style-name="ce1"/>
          <table:table-cell table:style-name="ce5"/>
          <table:table-cell table:number-columns-repeated="5" table:style-name="ce9"/>
          <table:table-cell table:number-columns-repeated="2" table:style-name="ce1"/>
          <table:table-cell table:number-columns-repeated="5" table:style-name="ce9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3"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style-name="ce9"/>
          <table:table-cell table:style-name="ce5"/>
          <table:table-cell table:style-name="ce9"/>
          <table:table-cell office:value-type="string" table:style-name="ce61">
            <text:p>新しいパスワード</text:p>
          </table:table-cell>
          <table:table-cell table:number-columns-repeated="3"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style-name="ce6"/>
          <table:table-cell table:style-name="ce1"/>
          <table:table-cell table:style-name="ce5"/>
          <table:table-cell table:style-name="ce9"/>
          <table:table-cell office:value-type="string" table:style-name="ce61">
            <text:p>新しいパスワード</text:p>
          </table:table-cell>
          <table:table-cell table:number-columns-repeated="3" table:style-name="ce9"/>
          <table:table-cell table:number-columns-repeated="2" table:style-name="ce1"/>
          <table:table-cell table:style-name="ce13"/>
          <table:table-cell table:number-columns-repeated="3" table:style-name="ce20"/>
          <table:table-cell table:style-name="ce14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style-name="ce9"/>
          <table:table-cell table:style-name="ce5"/>
          <table:table-cell table:number-columns-repeated="12" table:style-name="ce9"/>
          <table:table-cell table:style-name="ce6"/>
          <table:table-cell table:style-name="ce1"/>
          <table:table-cell table:style-name="ce5"/>
          <table:table-cell table:number-columns-repeated="12" table:style-name="ce9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style-name="ce5"/>
          <table:table-cell table:style-name="ce9"/>
          <table:table-cell table:number-columns-repeated="3"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style-name="ce1"/>
          <table:table-cell table:style-name="ce5"/>
          <table:table-cell table:style-name="ce9"/>
          <table:table-cell table:number-columns-repeated="3"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style-name="ce10"/>
          <table:table-cell table:number-columns-repeated="12" table:style-name="ce12"/>
          <table:table-cell table:style-name="ce11"/>
          <table:table-cell table:style-name="ce1"/>
          <table:table-cell table:style-name="ce10"/>
          <table:table-cell table:number-columns-repeated="12" table:style-name="ce12"/>
          <table:table-cell table:style-name="ce11"/>
          <table:table-cell table:number-columns-repeated="17" table:style-name="ce1"/>
          <table:table-cell table:style-name="ce6"/>
          <table:table-cell table:number-columns-repeated="16320"/>
        </table:table-row>
        <table:table-row table:number-rows-repeated="6"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number-columns-repeated="15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1"/>
          <table:table-cell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5"/>
          <table:table-cell table:number-columns-repeated="2" table:style-name="ce9"/>
          <table:table-cell table:number-columns-repeated="11" table:style-name="ce1"/>
          <table:table-cell table:number-columns-repeated="2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" table:style-name="ce9"/>
          <table:table-cell table:number-columns-repeated="3" table:style-name="ce1"/>
          <table:table-cell table:number-columns-repeated="6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style-name="ce1"/>
          <table:table-cell table:number-columns-repeated="3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33">
            <text:p>RePasswordControler.php</text:p>
          </table:table-cell>
          <table:covered-table-cell table:number-columns-repeated="16"/>
          <table:table-cell office:value-type="string" table:number-columns-spanned="8" table:number-rows-spanned="1" table:style-name="ce31">
            <text:p>method</text:p>
          </table:table-cell>
          <table:covered-table-cell table:number-columns-repeated="7"/>
          <table:table-cell office:value-type="string" table:number-columns-spanned="5" table:number-rows-spanned="1" table:style-name="ce33">
            <text:p>POST</text:p>
          </table:table-cell>
          <table:covered-table-cell table:number-columns-repeated="4"/>
          <table:table-cell table:number-columns-repeated="29" table:style-name="ce23"/>
          <table:table-cell table:style-name="ce24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</text:p>
          </table:table-cell>
          <table:covered-table-cell table:number-columns-repeated="2"/>
          <table:table-cell office:value-type="string" table:number-columns-spanned="6" table:number-rows-spanned="1" table:style-name="ce33">
            <text:p>password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</text:p>
          </table:table-cell>
          <table:covered-table-cell table:number-columns-repeated="2"/>
          <table:table-cell office:value-type="string" table:number-columns-spanned="6" table:number-rows-spanned="1" table:style-name="ce33">
            <text:p>re_password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②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submit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number-rows-repeated="1048539" table:style-name="ro1">
          <table:table-cell table:number-columns-repeated="16384"/>
        </table:table-row>
      </table:table>
      <table:table table:name="相関図メニュー" table:style-name="ta1">
        <table:shapes>
          <draw:custom-shape svg:x="2.93346in" svg:y="1.16417in" svg:width="0.39921in" svg:height="0.23189in" draw:z-index="1" draw:id="id15" draw:style-name="a47" draw:name="フリーフォーム: 図形 1">
            <svg:title/>
            <svg:desc/>
            <text:p text:style-name="a46" text:class-names="" text:cond-style-name=""><text:span text:style-name="a45" text:class-names="">①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1.52913in" svg:width="0.39921in" svg:height="0.23189in" draw:z-index="2" draw:id="id16" draw:style-name="a50" draw:name="フリーフォーム: 図形 2">
            <svg:title/>
            <svg:desc/>
            <text:p text:style-name="a49" text:class-names="" text:cond-style-name=""><text:span text:style-name="a48" text:class-names="">②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1.90276in" svg:width="0.39921in" svg:height="0.23189in" draw:z-index="3" draw:id="id17" draw:style-name="a53" draw:name="フリーフォーム: 図形 3">
            <svg:title/>
            <svg:desc/>
            <text:p text:style-name="a52" text:class-names="" text:cond-style-name=""><text:span text:style-name="a51" text:class-names="">③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2.24921in" svg:width="0.39921in" svg:height="0.23189in" draw:z-index="4" draw:id="id18" draw:style-name="a56" draw:name="フリーフォーム: 図形 4">
            <svg:title/>
            <svg:desc/>
            <text:p text:style-name="a55" text:class-names="" text:cond-style-name=""><text:span text:style-name="a54" text:class-names="">④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相関図メニュー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rel_diagram_group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7">
            <text:p>2021年1月10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12"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17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グループ1</text:p>
          </table:table-cell>
          <table:table-cell table:number-columns-repeated="7" table:style-name="ce9"/>
          <table:table-cell table:style-name="ce6"/>
          <table:table-cell table:number-columns-repeated="28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10" table:style-name="ce9"/>
          <table:table-cell table:style-name="ce1"/>
          <table:table-cell table:number-columns-repeated="17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office:value-type="string" table:number-columns-spanned="7" table:number-rows-spanned="1" table:style-name="ce26">
            <text:p>登場人物</text:p>
          </table:table-cell>
          <table:covered-table-cell table:number-columns-repeated="6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2" table:style-name="ce1"/>
          <table:table-cell table:number-columns-repeated="4" table:style-name="ce9"/>
          <table:table-cell table:number-columns-repeated="10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office:value-type="string" table:number-columns-spanned="7" table:number-rows-spanned="1" table:style-name="ce26">
            <text:p>時系列</text:p>
          </table:table-cell>
          <table:covered-table-cell table:number-columns-repeated="6"/>
          <table:table-cell table:style-name="ce9"/>
          <table:table-cell table:style-name="ce1"/>
          <table:table-cell table:style-name="ce9"/>
          <table:table-cell table:style-name="ce6"/>
          <table:table-cell table:number-columns-repeated="2" table:style-name="ce9"/>
          <table:table-cell table:number-columns-spanned="3" table:number-rows-spanned="1" table:style-name="ce30"/>
          <table:covered-table-cell table:number-columns-repeated="2"/>
          <table:table-cell table:style-name="ce9"/>
          <table:table-cell table:number-columns-repeated="10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9"/>
          <table:table-cell table:number-columns-repeated="3" table:style-name="ce1"/>
          <table:table-cell table:number-columns-repeated="4" table:style-name="ce9"/>
          <table:table-cell table:style-name="ce6"/>
          <table:table-cell table:number-columns-repeated="2" table:style-name="ce1"/>
          <table:table-cell table:number-columns-repeated="4" table:style-name="ce9"/>
          <table:table-cell table:style-name="ce1"/>
          <table:table-cell table:number-columns-spanned="3" table:number-rows-spanned="1" table:style-name="ce30"/>
          <table:covered-table-cell table:number-columns-repeated="2"/>
          <table:table-cell table:number-columns-repeated="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style-name="ce21"/>
          <table:table-cell office:value-type="string" table:number-columns-spanned="7" table:number-rows-spanned="1" table:style-name="ce26">
            <text:p>関係性</text:p>
          </table:table-cell>
          <table:covered-table-cell table:number-columns-repeated="6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table:number-columns-repeated="7" table:style-name="ce1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9"/>
          <table:table-cell office:value-type="string" table:number-columns-spanned="7" table:number-rows-spanned="1" table:style-name="ce26">
            <text:p>相関図</text:p>
          </table:table-cell>
          <table:covered-table-cell table:number-columns-repeated="6"/>
          <table:table-cell table:number-columns-repeated="3" table:style-name="ce9"/>
          <table:table-cell table:style-name="ce6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21"/>
          <table:table-cell table:number-columns-repeated="2" table:style-name="ce9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5" table:style-name="ce9"/>
          <table:table-cell table:number-columns-repeated="16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8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number-columns-repeated="3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4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number-columns-repeated="2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acter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time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rel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view.php?{グループID}に遷移する</text:p>
          </table:table-cell>
          <table:covered-table-cell table:number-columns-repeated="29"/>
          <table:table-cell table:number-columns-repeated="16320"/>
        </table:table-row>
        <table:table-row table:number-rows-repeated="2" table:style-name="ro1">
          <table:table-cell/>
          <table:table-cell table:style-name="ce9"/>
          <table:table-cell table:number-columns-repeated="61" table:style-name="ce1"/>
          <table:table-cell table:style-name="ce9"/>
          <table:table-cell table:number-columns-repeated="16320"/>
        </table:table-row>
        <table:table-row table:style-name="ro1">
          <table:table-cell/>
          <table:table-cell table:number-columns-repeated="63" table:style-name="ce9"/>
          <table:table-cell table:number-columns-repeated="16320"/>
        </table:table-row>
        <table:table-row table:number-rows-repeated="1048535" table:style-name="ro1">
          <table:table-cell table:number-columns-repeated="16384"/>
        </table:table-row>
      </table:table>
      <table:table table:name="登場人物" table:style-name="ta1">
        <table:shapes>
          <draw:custom-shape svg:x="3.20512in" svg:y="1.17362in" svg:width="0.39921in" svg:height="0.23189in" draw:z-index="1" draw:id="id19" draw:style-name="a59" draw:name="フリーフォーム: 図形 1">
            <svg:title/>
            <svg:desc/>
            <text:p text:style-name="a58" text:class-names="" text:cond-style-name=""><text:span text:style-name="a57" text:class-names="">①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19606in" svg:y="1.53819in" svg:width="0.39921in" svg:height="0.23189in" draw:z-index="2" draw:id="id20" draw:style-name="a62" draw:name="フリーフォーム: 図形 2">
            <svg:title/>
            <svg:desc/>
            <text:p text:style-name="a61" text:class-names="" text:cond-style-name=""><text:span text:style-name="a60" text:class-names="">②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23149in" svg:y="3.9252in" svg:width="0.12047in" svg:height="0.14488in" draw:z-index="3" draw:id="id21" draw:style-name="a65" draw:name="フリーフォーム: 図形 3">
            <svg:title/>
            <svg:desc/>
            <text:p text:style-name="a64" text:class-names="" text:cond-style-name=""><text:span text:style-name="a63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22677in" svg:y="4.10118in" svg:width="0.12047in" svg:height="0.14488in" draw:z-index="4" draw:id="id22" draw:style-name="a68" draw:name="フリーフォーム: 図形 4">
            <svg:title/>
            <svg:desc/>
            <text:p text:style-name="a67" text:class-names="" text:cond-style-name=""><text:span text:style-name="a66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23189in" svg:y="4.28346in" svg:width="0.12047in" svg:height="0.14488in" draw:z-index="5" draw:id="id23" draw:style-name="a71" draw:name="フリーフォーム: 図形 5">
            <svg:title/>
            <svg:desc/>
            <text:p text:style-name="a70" text:class-names="" text:cond-style-name=""><text:span text:style-name="a69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15984in" svg:y="2.21417in" svg:width="0.39921in" svg:height="0.23189in" draw:z-index="6" draw:id="id24" draw:style-name="a74" draw:name="フリーフォーム: 図形 6">
            <svg:title/>
            <svg:desc/>
            <text:p text:style-name="a73" text:class-names="" text:cond-style-name=""><text:span text:style-name="a72" text:class-names="">③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15984in" svg:y="2.59646in" svg:width="0.39921in" svg:height="0.23189in" draw:z-index="7" draw:id="id25" draw:style-name="a77" draw:name="フリーフォーム: 図形 7">
            <svg:title/>
            <svg:desc/>
            <text:p text:style-name="a76" text:class-names="" text:cond-style-name=""><text:span text:style-name="a75" text:class-names="">④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29055in" svg:y="3.26378in" svg:width="0.39921in" svg:height="0.23189in" draw:z-index="8" draw:id="id26" draw:style-name="a80" draw:name="フリーフォーム: 図形 8">
            <svg:title/>
            <svg:desc/>
            <text:p text:style-name="a79" text:class-names="" text:cond-style-name=""><text:span text:style-name="a78" text:class-names="">⑤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8788 -17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0.4437in" svg:y="3.50354in" svg:width="0.39921in" svg:height="0.23189in" draw:z-index="9" draw:id="id27" draw:style-name="a83" draw:name="フリーフォーム: 図形 9">
            <svg:title/>
            <svg:desc/>
            <text:p text:style-name="a82" text:class-names="" text:cond-style-name=""><text:span text:style-name="a81" text:class-names="">⑥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23493 3712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44961in" svg:y="3.62756in" svg:width="0.39921in" svg:height="0.23189in" draw:z-index="10" draw:id="id28" draw:style-name="a86" draw:name="フリーフォーム: 図形 10">
            <svg:title/>
            <svg:desc/>
            <text:p text:style-name="a85" text:class-names="" text:cond-style-name=""><text:span text:style-name="a84" text:class-names="">⑦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6.76299in" svg:y="4.28071in" svg:width="0.12047in" svg:height="0.14488in" draw:z-index="11" draw:id="id29" draw:style-name="a89" draw:name="フリーフォーム: 図形 11">
            <svg:title/>
            <svg:desc/>
            <text:p text:style-name="a88" text:class-names="" text:cond-style-name=""><text:span text:style-name="a87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75827in" svg:y="4.45669in" svg:width="0.12047in" svg:height="0.14488in" draw:z-index="12" draw:id="id30" draw:style-name="a92" draw:name="フリーフォーム: 図形 12">
            <svg:title/>
            <svg:desc/>
            <text:p text:style-name="a91" text:class-names="" text:cond-style-name=""><text:span text:style-name="a90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76339in" svg:y="4.63898in" svg:width="0.12047in" svg:height="0.14488in" draw:z-index="13" draw:id="id31" draw:style-name="a95" draw:name="フリーフォーム: 図形 13">
            <svg:title/>
            <svg:desc/>
            <text:p text:style-name="a94" text:class-names="" text:cond-style-name=""><text:span text:style-name="a93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76299in" svg:y="4.28071in" svg:width="0.12047in" svg:height="0.14488in" draw:z-index="14" draw:id="id32" draw:style-name="a98" draw:name="フリーフォーム: 図形 14">
            <svg:title/>
            <svg:desc/>
            <text:p text:style-name="a97" text:class-names="" text:cond-style-name=""><text:span text:style-name="a96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75827in" svg:y="4.45669in" svg:width="0.12047in" svg:height="0.14488in" draw:z-index="15" draw:id="id33" draw:style-name="a101" draw:name="フリーフォーム: 図形 15">
            <svg:title/>
            <svg:desc/>
            <text:p text:style-name="a100" text:class-names="" text:cond-style-name=""><text:span text:style-name="a99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76339in" svg:y="4.63898in" svg:width="0.12047in" svg:height="0.14488in" draw:z-index="16" draw:id="id34" draw:style-name="a104" draw:name="フリーフォーム: 図形 16">
            <svg:title/>
            <svg:desc/>
            <text:p text:style-name="a103" text:class-names="" text:cond-style-name=""><text:span text:style-name="a102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登場人物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create_acter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7">
            <text:p>2021年1月10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3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2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3" table:style-name="ce9"/>
          <table:table-cell table:style-name="ce1"/>
          <table:table-cell office:value-type="string" table:style-name="ce1">
            <text:p>登場人物</text:p>
          </table:table-cell>
          <table:table-cell table:number-columns-repeated="7" table:style-name="ce9"/>
          <table:table-cell table:style-name="ce6"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登場人物</text:p>
          </table:table-cell>
          <table:table-cell table:number-columns-repeated="7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2" table:style-name="ce5"/>
          <table:table-cell table:number-columns-repeated="2" table:style-name="ce9"/>
          <table:table-cell table:number-columns-repeated="10" table:style-name="ce1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3" table:style-name="ce9"/>
          <table:table-cell table:number-columns-repeated="7" table:style-name="ce1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style-name="ce55">
            <text:p><text:span text:style-name="T3">登場人物名は</text:span><text:span text:style-name="T4">100</text:span><text:span text:style-name="T3">文字以内で入力してください</text:span></text:p>
          </table:table-cell>
          <table:table-cell table:number-columns-repeated="10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office:value-type="string" table:style-name="ce9">
            <text:p>登場人物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12" table:style-name="ce9"/>
          <table:table-cell table:style-name="ce6"/>
          <table:table-cell table:number-columns-repeated="2" table:style-name="ce5"/>
          <table:table-cell table:number-columns-repeated="2" table:style-name="ce9"/>
          <table:table-cell table:number-columns-repeated="8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office:value-type="string" table:style-name="ce9">
            <text:p>説明</text:p>
          </table:table-cell>
          <table:table-cell table:style-name="ce9"/>
          <table:table-cell table:number-columns-repeated="2" table:style-name="ce1"/>
          <table:table-cell table:style-name="ce8"/>
          <table:table-cell table:number-columns-repeated="3" table:style-name="ce3"/>
          <table:table-cell table:style-name="ce4"/>
          <table:table-cell table:style-name="ce1"/>
          <table:table-cell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style-name="ce9">
            <text:p>登場人物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5" table:style-name="ce9"/>
          <table:table-cell table:style-name="ce5"/>
          <table:table-cell table:number-columns-repeated="3" table:style-name="ce9"/>
          <table:table-cell table:style-name="ce6"/>
          <table:table-cell table:number-columns-repeated="2" table:style-name="ce9"/>
          <table:table-cell table:style-name="ce6"/>
          <table:table-cell table:number-columns-repeated="2" table:style-name="ce5"/>
          <table:table-cell table:number-columns-repeated="1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table:style-name="ce21"/>
          <table:table-cell table:style-name="ce9"/>
          <table:table-cell table:style-name="ce1"/>
          <table:table-cell table:style-name="ce21"/>
          <table:table-cell table:style-name="ce10"/>
          <table:table-cell table:number-columns-repeated="2" table:style-name="ce12"/>
          <table:table-cell table:style-name="ce51"/>
          <table:table-cell table:style-name="ce11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style-name="ce9">
            <text:p>説明</text:p>
          </table:table-cell>
          <table:table-cell table:number-columns-repeated="3" table:style-name="ce1"/>
          <table:table-cell table:style-name="ce8"/>
          <table:table-cell table:number-columns-repeated="3" table:style-name="ce3"/>
          <table:table-cell table:style-name="ce4"/>
          <table:table-cell table:style-name="ce1"/>
          <table:table-cell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3" table:style-name="ce9"/>
          <table:table-cell table:number-columns-repeated="6" table:style-name="ce1"/>
          <table:table-cell table:number-columns-repeated="3" table:style-name="ce9"/>
          <table:table-cell table:style-name="ce6"/>
          <table:table-cell table:number-columns-repeated="2" table:style-name="ce5"/>
          <table:table-cell table:number-columns-repeated="5" table:style-name="ce9"/>
          <table:table-cell table:style-name="ce5"/>
          <table:table-cell table:number-columns-repeated="3" table:style-name="ce9"/>
          <table:table-cell table:style-name="ce6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office:value-type="string" table:style-name="ce9">
            <text:p>時系列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office:value-type="string" table:style-name="ce14">
            <text:p>▼</text:p>
          </table:table-cell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table:style-name="ce21"/>
          <table:table-cell table:style-name="ce9"/>
          <table:table-cell table:style-name="ce1"/>
          <table:table-cell table:style-name="ce21"/>
          <table:table-cell table:style-name="ce10"/>
          <table:table-cell table:number-columns-repeated="2" table:style-name="ce12"/>
          <table:table-cell table:style-name="ce51"/>
          <table:table-cell table:style-name="ce1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3" table:style-name="ce9"/>
          <table:table-cell table:number-columns-repeated="6" table:style-name="ce1"/>
          <table:table-cell table:number-columns-repeated="3" table:style-name="ce9"/>
          <table:table-cell table:style-name="ce6"/>
          <table:table-cell table:number-columns-repeated="2" table:style-name="ce5"/>
          <table:table-cell table:number-columns-repeated="2" table:style-name="ce9"/>
          <table:table-cell table:number-columns-repeated="7" table:style-name="ce1"/>
          <table:table-cell table:number-columns-repeated="3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2"/>
          <table:table-cell table:style-name="ce9"/>
          <table:table-cell office:value-type="string" table:style-name="ce1">
            <text:p>アイコン</text:p>
          </table:table-cell>
          <table:table-cell table:style-name="ce21"/>
          <table:table-cell table:number-columns-repeated="2" table:style-name="ce9"/>
          <table:table-cell table:style-name="ce53"/>
          <table:table-cell table:number-columns-repeated="2" table:style-name="ce20"/>
          <table:table-cell office:value-type="string" table:number-columns-spanned="2" table:number-rows-spanned="1" table:style-name="ce26">
            <text:p>参照</text:p>
          </table:table-cell>
          <table:covered-table-cell/>
          <table:table-cell table:number-columns-repeated="2" table:style-name="ce9"/>
          <table:table-cell table:style-name="ce6"/>
          <table:table-cell table:style-name="ce5"/>
          <table:table-cell table:style-name="ce52"/>
          <table:table-cell table:style-name="ce9"/>
          <table:table-cell office:value-type="string" table:style-name="ce9">
            <text:p>時系列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office:value-type="string" table:style-name="ce14">
            <text:p>▼</text:p>
          </table:table-cell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3" table:style-name="ce9"/>
          <table:table-cell table:number-columns-repeated="2" table:style-name="ce1"/>
          <table:table-cell table:number-columns-repeated="7" table:style-name="ce9"/>
          <table:table-cell table:style-name="ce6"/>
          <table:table-cell table:number-columns-repeated="2" table:style-name="ce5"/>
          <table:table-cell table:number-columns-repeated="2" table:style-name="ce9"/>
          <table:table-cell table:number-columns-repeated="7" table:style-name="ce1"/>
          <table:table-cell table:number-columns-repeated="3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style-name="ce1">
            <text:p>アイコン</text:p>
          </table:table-cell>
          <table:table-cell table:style-name="ce21"/>
          <table:table-cell table:number-columns-repeated="2" table:style-name="ce9"/>
          <table:table-cell table:style-name="ce53"/>
          <table:table-cell table:number-columns-repeated="2" table:style-name="ce20"/>
          <table:table-cell office:value-type="string" table:number-columns-spanned="2" table:number-rows-spanned="1" table:style-name="ce26">
            <text:p>参照</text:p>
          </table:table-cell>
          <table:covered-table-cell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9"/>
          <table:table-cell table:style-name="ce21"/>
          <table:table-cell table:number-columns-repeated="9" table:style-name="ce12"/>
          <table:table-cell table:number-columns-repeated="3" table:style-name="ce9"/>
          <table:table-cell table:number-columns-repeated="2" table:style-name="ce5"/>
          <table:table-cell table:style-name="ce21"/>
          <table:table-cell table:number-columns-repeated="2" table:style-name="ce9"/>
          <table:table-cell table:number-columns-repeated="2" table:style-name="ce1"/>
          <table:table-cell table:number-columns-repeated="7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2" table:style-name="ce9"/>
          <table:table-cell table:number-columns-repeated="9" table:style-name="ce1"/>
          <table:table-cell table:number-columns-repeated="3" table:style-name="ce9"/>
          <table:table-cell table:number-columns-repeated="2" table:style-name="ce5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2" table:style-name="ce9"/>
          <table:table-cell office:value-type="string" table:number-columns-spanned="4" table:number-rows-spanned="1" table:style-name="ce26">
            <text:p>登場人物名</text:p>
          </table:table-cell>
          <table:covered-table-cell table:number-columns-repeated="3"/>
          <table:table-cell office:value-type="string" table:number-columns-spanned="2" table:number-rows-spanned="1" table:style-name="ce26">
            <text:p>説明</text:p>
          </table:table-cell>
          <table:covered-table-cell/>
          <table:table-cell office:value-type="string" table:number-columns-spanned="3" table:number-rows-spanned="1" table:style-name="ce26">
            <text:p>時系列</text:p>
          </table:table-cell>
          <table:covered-table-cell table:number-columns-repeated="2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style-name="ce9"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office:value-type="string" table:number-columns-spanned="2" table:number-rows-spanned="1" table:style-name="ce26">
            <text:p>～</text:p>
          </table:table-cell>
          <table:covered-table-cell/>
          <table:table-cell office:value-type="string" table:number-columns-spanned="3" table:number-rows-spanned="1" table:style-name="ce26">
            <text:p>～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style-name="ce9"/>
          <table:table-cell table:number-columns-repeated="2" table:style-name="ce5"/>
          <table:table-cell table:number-columns-repeated="2" table:style-name="ce9"/>
          <table:table-cell table:number-columns-repeated="8" table:style-name="ce1"/>
          <table:table-cell table:number-columns-repeated="2" table:style-name="ce9"/>
          <table:table-cell table:style-name="ce6"/>
          <table:table-cell table:number-columns-repeated="11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office:value-type="string" table:number-columns-spanned="2" table:number-rows-spanned="1" table:style-name="ce26">
            <text:p>～</text:p>
          </table:table-cell>
          <table:covered-table-cell/>
          <table:table-cell office:value-type="string" table:number-columns-spanned="3" table:number-rows-spanned="1" table:style-name="ce26">
            <text:p>～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style-name="ce9"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登場人物名</text:p>
          </table:table-cell>
          <table:covered-table-cell table:number-columns-repeated="3"/>
          <table:table-cell office:value-type="string" table:number-columns-spanned="2" table:number-rows-spanned="1" table:style-name="ce26">
            <text:p>説明</text:p>
          </table:table-cell>
          <table:covered-table-cell/>
          <table:table-cell office:value-type="string" table:number-columns-spanned="3" table:number-rows-spanned="1" table:style-name="ce26">
            <text:p>時系列</text:p>
          </table:table-cell>
          <table:covered-table-cell table:number-columns-repeated="2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style-name="ce6"/>
          <table:table-cell table:number-columns-repeated="11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2"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office:value-type="string" table:number-columns-spanned="2" table:number-rows-spanned="1" table:style-name="ce26">
            <text:p>～</text:p>
          </table:table-cell>
          <table:covered-table-cell/>
          <table:table-cell office:value-type="string" table:number-columns-spanned="3" table:number-rows-spanned="1" table:style-name="ce26">
            <text:p>～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style-name="ce9"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office:value-type="string" table:number-columns-spanned="2" table:number-rows-spanned="1" table:style-name="ce26">
            <text:p>～</text:p>
          </table:table-cell>
          <table:covered-table-cell/>
          <table:table-cell office:value-type="string" table:number-columns-spanned="3" table:number-rows-spanned="1" table:style-name="ce26">
            <text:p>～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style-name="ce6"/>
          <table:table-cell table:number-columns-repeated="11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6" table:style-name="ce9"/>
          <table:table-cell table:number-columns-repeated="3" table:style-name="ce1"/>
          <table:table-cell table:number-columns-repeated="5" table:style-name="ce9"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office:value-type="string" table:number-columns-spanned="2" table:number-rows-spanned="1" table:style-name="ce26">
            <text:p>～</text:p>
          </table:table-cell>
          <table:covered-table-cell/>
          <table:table-cell office:value-type="string" table:number-columns-spanned="3" table:number-rows-spanned="1" table:style-name="ce26">
            <text:p>～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style-name="ce6"/>
          <table:table-cell table:number-columns-repeated="11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style-name="ce1"/>
          <table:table-cell table:number-columns-repeated="2" table:style-name="ce9"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office:value-type="string" table:number-columns-spanned="2" table:number-rows-spanned="1" table:style-name="ce26">
            <text:p>～</text:p>
          </table:table-cell>
          <table:covered-table-cell/>
          <table:table-cell office:value-type="string" table:number-columns-spanned="3" table:number-rows-spanned="1" table:style-name="ce26">
            <text:p>～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style-name="ce6"/>
          <table:table-cell table:number-columns-repeated="11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14" table:style-name="ce9"/>
          <table:table-cell table:number-columns-repeated="2" table:style-name="ce5"/>
          <table:table-cell table:number-columns-repeated="12" table:style-name="ce9"/>
          <table:table-cell table:style-name="ce6"/>
          <table:table-cell table:number-columns-repeated="11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number-columns-repeated="5" table:style-name="ce9"/>
          <table:table-cell table:number-columns-repeated="7" table:style-name="ce1"/>
          <table:table-cell table:style-name="ce9"/>
          <table:table-cell table:style-name="ce1"/>
          <table:table-cell table:number-columns-repeated="2" table:style-name="ce5"/>
          <table:table-cell table:number-columns-repeated="4" table:style-name="ce9"/>
          <table:table-cell table:number-columns-repeated="7" table:style-name="ce1"/>
          <table:table-cell table:style-name="ce9"/>
          <table:table-cell table:style-name="ce6"/>
          <table:table-cell table:number-columns-repeated="11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33">
            <text:p>CreateActerControl.php</text:p>
          </table:table-cell>
          <table:covered-table-cell table:number-columns-repeated="16"/>
          <table:table-cell office:value-type="string" table:number-columns-spanned="8" table:number-rows-spanned="1" table:style-name="ce31">
            <text:p>method</text:p>
          </table:table-cell>
          <table:covered-table-cell table:number-columns-repeated="7"/>
          <table:table-cell office:value-type="string" table:number-columns-spanned="5" table:number-rows-spanned="1" table:style-name="ce33">
            <text:p>POST</text:p>
          </table:table-cell>
          <table:covered-table-cell table:number-columns-repeated="4"/>
          <table:table-cell table:number-columns-repeated="29" table:style-name="ce23"/>
          <table:table-cell table:style-name="ce24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</text:p>
          </table:table-cell>
          <table:covered-table-cell table:number-columns-repeated="2"/>
          <table:table-cell office:value-type="string" table:number-columns-spanned="6" table:number-rows-spanned="1" table:style-name="ce33">
            <text:p>acter_name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②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area</text:p>
          </table:table-cell>
          <table:covered-table-cell table:number-columns-repeated="2"/>
          <table:table-cell office:value-type="string" table:number-columns-spanned="6" table:number-rows-spanned="1" table:style-name="ce33">
            <text:p>acter_conf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1000" table:number-columns-spanned="3" table:number-rows-spanned="1" table:style-name="ce39">
            <text:p>100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③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select</text:p>
          </table:table-cell>
          <table:covered-table-cell table:number-columns-repeated="2"/>
          <table:table-cell office:value-type="string" table:number-columns-spanned="6" table:number-rows-spanned="1" table:style-name="ce33">
            <text:p>time_id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CreateAccountControl.php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④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file</text:p>
          </table:table-cell>
          <table:covered-table-cell table:number-columns-repeated="2"/>
          <table:table-cell office:value-type="string" table:number-columns-spanned="6" table:number-rows-spanned="1" table:style-name="ce33">
            <text:p>acter_img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文字はtext-success（緑） を使用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⑤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submit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number-rows-repeated="4" table:style-name="ro1">
          <table:table-cell/>
          <table:table-cell table:style-name="ce9"/>
          <table:table-cell table:number-columns-repeated="61" table:style-name="ce1"/>
          <table:table-cell table:style-name="ce9"/>
          <table:table-cell table:number-columns-repeated="16320"/>
        </table:table-row>
        <table:table-row table:style-name="ro1">
          <table:table-cell/>
          <table:table-cell table:number-columns-repeated="63" table:style-name="ce9"/>
          <table:table-cell table:number-columns-repeated="16320"/>
        </table:table-row>
        <table:table-row table:number-rows-repeated="1048530" table:style-name="ro1">
          <table:table-cell table:number-columns-repeated="16384"/>
        </table:table-row>
      </table:table>
      <table:table table:name="時系列作成" table:style-name="ta1">
        <table:shapes>
          <draw:custom-shape svg:x="2.05433in" svg:y="2.50315in" svg:width="0.12047in" svg:height="0.14488in" draw:z-index="1" draw:id="id35" draw:style-name="a107" draw:name="フリーフォーム: 図形 1">
            <svg:title/>
            <svg:desc/>
            <text:p text:style-name="a106" text:class-names="" text:cond-style-name=""><text:span text:style-name="a105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04961in" svg:y="2.67913in" svg:width="0.12047in" svg:height="0.14488in" draw:z-index="2" draw:id="id36" draw:style-name="a110" draw:name="フリーフォーム: 図形 2">
            <svg:title/>
            <svg:desc/>
            <text:p text:style-name="a109" text:class-names="" text:cond-style-name=""><text:span text:style-name="a108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05472in" svg:y="2.86142in" svg:width="0.12047in" svg:height="0.14488in" draw:z-index="3" draw:id="id37" draw:style-name="a113" draw:name="フリーフォーム: 図形 3">
            <svg:title/>
            <svg:desc/>
            <text:p text:style-name="a112" text:class-names="" text:cond-style-name=""><text:span text:style-name="a111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583in" svg:y="2.85866in" svg:width="0.12047in" svg:height="0.14488in" draw:z-index="4" draw:id="id38" draw:style-name="a116" draw:name="フリーフォーム: 図形 4">
            <svg:title/>
            <svg:desc/>
            <text:p text:style-name="a115" text:class-names="" text:cond-style-name=""><text:span text:style-name="a114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11in" svg:y="3.03465in" svg:width="0.12047in" svg:height="0.14488in" draw:z-index="5" draw:id="id39" draw:style-name="a119" draw:name="フリーフォーム: 図形 5">
            <svg:title/>
            <svg:desc/>
            <text:p text:style-name="a118" text:class-names="" text:cond-style-name=""><text:span text:style-name="a117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622in" svg:y="3.21693in" svg:width="0.12047in" svg:height="0.14488in" draw:z-index="6" draw:id="id40" draw:style-name="a122" draw:name="フリーフォーム: 図形 6">
            <svg:title/>
            <svg:desc/>
            <text:p text:style-name="a121" text:class-names="" text:cond-style-name=""><text:span text:style-name="a120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時系列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create_time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7">
            <text:p>2021年1月15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3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2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3" table:style-name="ce9"/>
          <table:table-cell table:style-name="ce1"/>
          <table:table-cell office:value-type="string" table:style-name="ce56">
            <text:p>時系列</text:p>
          </table:table-cell>
          <table:table-cell table:number-columns-repeated="7" table:style-name="ce9"/>
          <table:table-cell table:style-name="ce6"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時系列</text:p>
          </table:table-cell>
          <table:table-cell table:number-columns-repeated="7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2" table:style-name="ce9"/>
          <table:table-cell table:number-columns-repeated="8" table:style-name="ce1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style-name="ce55">
            <text:p><text:span text:style-name="T3">時系列名は</text:span><text:span text:style-name="T4">100</text:span><text:span text:style-name="T3">文字以内で入力してください</text:span></text:p>
          </table:table-cell>
          <table:table-cell table:number-columns-repeated="8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office:value-type="string" table:style-name="ce9">
            <text:p>時系列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12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style-name="ce9">
            <text:p>時系列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1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9"/>
          <table:table-cell table:style-name="ce5"/>
          <table:table-cell table:number-columns-repeated="1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number-columns-repeated="7" table:style-name="ce1"/>
          <table:table-cell table:number-columns-repeated="2" table:style-name="ce9"/>
          <table:table-cell table:style-name="ce6"/>
          <table:table-cell table:style-name="ce9"/>
          <table:table-cell table:style-name="ce5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4" table:style-name="ce9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59">
            <text:p>時系列名</text:p>
          </table:table-cell>
          <table:covered-table-cell table:number-columns-repeated="3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9"/>
          <table:table-cell table:style-name="ce5"/>
          <table:table-cell table:style-name="ce21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9"/>
          <table:table-cell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9"/>
          <table:table-cell table:style-name="ce5"/>
          <table:table-cell table:style-name="ce9"/>
          <table:table-cell office:value-type="string" table:number-columns-spanned="4" table:number-rows-spanned="1" table:style-name="ce59">
            <text:p>時系列名</text:p>
          </table:table-cell>
          <table:covered-table-cell table:number-columns-repeated="3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9"/>
          <table:table-cell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style-name="ce9"/>
          <table:table-cell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28"/>
          <table:covered-table-cell/>
          <table:table-cell table:number-columns-repeated="2" table:style-name="ce9"/>
          <table:table-cell table:number-columns-spanned="2" table:number-rows-spanned="1" table:style-name="ce28"/>
          <table:covered-table-cell/>
          <table:table-cell table:style-name="ce1"/>
          <table:table-cell table:number-columns-repeated="3" table:style-name="ce9"/>
          <table:table-cell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9"/>
          <table:table-cell table:style-name="ce10"/>
          <table:table-cell table:number-columns-repeated="12" table:style-name="ce12"/>
          <table:table-cell table:style-name="ce11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15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3" table:style-name="ce1"/>
          <table:table-cell table:style-name="ce9"/>
          <table:table-cell table:number-columns-repeated="15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3" table:style-name="ce1"/>
          <table:table-cell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5"/>
          <table:table-cell table:number-columns-repeated="2" table:style-name="ce9"/>
          <table:table-cell table:number-columns-repeated="11" table:style-name="ce1"/>
          <table:table-cell table:number-columns-repeated="2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" table:style-name="ce9"/>
          <table:table-cell table:number-columns-repeated="3" table:style-name="ce1"/>
          <table:table-cell table:number-columns-repeated="6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style-name="ce1"/>
          <table:table-cell table:number-columns-repeated="3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33">
            <text:p>CreateTimeControler.php</text:p>
          </table:table-cell>
          <table:covered-table-cell table:number-columns-repeated="16"/>
          <table:table-cell office:value-type="string" table:number-columns-spanned="8" table:number-rows-spanned="1" table:style-name="ce31">
            <text:p>method</text:p>
          </table:table-cell>
          <table:covered-table-cell table:number-columns-repeated="7"/>
          <table:table-cell office:value-type="string" table:number-columns-spanned="5" table:number-rows-spanned="1" table:style-name="ce33">
            <text:p>POST</text:p>
          </table:table-cell>
          <table:covered-table-cell table:number-columns-repeated="4"/>
          <table:table-cell table:number-columns-repeated="29" table:style-name="ce23"/>
          <table:table-cell table:style-name="ce24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</text:p>
          </table:table-cell>
          <table:covered-table-cell table:number-columns-repeated="2"/>
          <table:table-cell office:value-type="string" table:number-columns-spanned="6" table:number-rows-spanned="1" table:style-name="ce33">
            <text:p>time_name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②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submit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number-rows-repeated="1048541" table:style-name="ro1">
          <table:table-cell table:number-columns-repeated="16384"/>
        </table:table-row>
      </table:table>
      <table:table table:name="関係性" table:style-name="ta1">
        <table:shapes>
          <draw:custom-shape svg:x="2.05433in" svg:y="2.50315in" svg:width="0.12047in" svg:height="0.14488in" draw:z-index="1" draw:id="id41" draw:style-name="a125" draw:name="フリーフォーム: 図形 1">
            <svg:title/>
            <svg:desc/>
            <text:p text:style-name="a124" text:class-names="" text:cond-style-name=""><text:span text:style-name="a123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04961in" svg:y="2.67913in" svg:width="0.12047in" svg:height="0.14488in" draw:z-index="2" draw:id="id42" draw:style-name="a128" draw:name="フリーフォーム: 図形 2">
            <svg:title/>
            <svg:desc/>
            <text:p text:style-name="a127" text:class-names="" text:cond-style-name=""><text:span text:style-name="a126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05472in" svg:y="2.86142in" svg:width="0.12047in" svg:height="0.14488in" draw:z-index="3" draw:id="id43" draw:style-name="a131" draw:name="フリーフォーム: 図形 3">
            <svg:title/>
            <svg:desc/>
            <text:p text:style-name="a130" text:class-names="" text:cond-style-name=""><text:span text:style-name="a129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583in" svg:y="2.85866in" svg:width="0.12047in" svg:height="0.14488in" draw:z-index="4" draw:id="id44" draw:style-name="a134" draw:name="フリーフォーム: 図形 4">
            <svg:title/>
            <svg:desc/>
            <text:p text:style-name="a133" text:class-names="" text:cond-style-name=""><text:span text:style-name="a132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11in" svg:y="3.03465in" svg:width="0.12047in" svg:height="0.14488in" draw:z-index="5" draw:id="id45" draw:style-name="a137" draw:name="フリーフォーム: 図形 5">
            <svg:title/>
            <svg:desc/>
            <text:p text:style-name="a136" text:class-names="" text:cond-style-name=""><text:span text:style-name="a135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622in" svg:y="3.21693in" svg:width="0.12047in" svg:height="0.14488in" draw:z-index="6" draw:id="id46" draw:style-name="a140" draw:name="フリーフォーム: 図形 6">
            <svg:title/>
            <svg:desc/>
            <text:p text:style-name="a139" text:class-names="" text:cond-style-name=""><text:span text:style-name="a138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05433in" svg:y="2.50315in" svg:width="0.12047in" svg:height="0.14488in" draw:z-index="7" draw:id="id47" draw:style-name="a143" draw:name="フリーフォーム: 図形 7">
            <svg:title/>
            <svg:desc/>
            <text:p text:style-name="a142" text:class-names="" text:cond-style-name=""><text:span text:style-name="a141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04961in" svg:y="2.67913in" svg:width="0.12047in" svg:height="0.14488in" draw:z-index="8" draw:id="id48" draw:style-name="a146" draw:name="フリーフォーム: 図形 8">
            <svg:title/>
            <svg:desc/>
            <text:p text:style-name="a145" text:class-names="" text:cond-style-name=""><text:span text:style-name="a144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05472in" svg:y="2.86142in" svg:width="0.12047in" svg:height="0.14488in" draw:z-index="9" draw:id="id49" draw:style-name="a149" draw:name="フリーフォーム: 図形 9">
            <svg:title/>
            <svg:desc/>
            <text:p text:style-name="a148" text:class-names="" text:cond-style-name=""><text:span text:style-name="a147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583in" svg:y="2.85866in" svg:width="0.12047in" svg:height="0.14488in" draw:z-index="10" draw:id="id50" draw:style-name="a152" draw:name="フリーフォーム: 図形 10">
            <svg:title/>
            <svg:desc/>
            <text:p text:style-name="a151" text:class-names="" text:cond-style-name=""><text:span text:style-name="a150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11in" svg:y="3.03465in" svg:width="0.12047in" svg:height="0.14488in" draw:z-index="11" draw:id="id51" draw:style-name="a155" draw:name="フリーフォーム: 図形 11">
            <svg:title/>
            <svg:desc/>
            <text:p text:style-name="a154" text:class-names="" text:cond-style-name=""><text:span text:style-name="a153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5.58622in" svg:y="3.21693in" svg:width="0.12047in" svg:height="0.14488in" draw:z-index="12" draw:id="id52" draw:style-name="a158" draw:name="フリーフォーム: 図形 12">
            <svg:title/>
            <svg:desc/>
            <text:p text:style-name="a157" text:class-names="" text:cond-style-name=""><text:span text:style-name="a156" text:class-names="">×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59">
            <text:p>関係性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create_rel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7">
            <text:p>2021年1月15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3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repeated="4" table:style-name="ce3"/>
          <table:table-cell table:style-name="ce4"/>
          <table:table-cell table:number-columns-repeated="2" table:style-name="ce9"/>
          <table:table-cell table:number-columns-repeated="3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3" table:style-name="ce9"/>
          <table:table-cell table:style-name="ce1"/>
          <table:table-cell office:value-type="string" table:style-name="ce56">
            <text:p>関係性</text:p>
          </table:table-cell>
          <table:table-cell table:number-columns-repeated="7" table:style-name="ce9"/>
          <table:table-cell table:style-name="ce6"/>
          <table:table-cell table:number-columns-repeated="2" table:style-name="ce5"/>
          <table:table-cell table:number-columns-repeated="3" table:style-name="ce9"/>
          <table:table-cell table:style-name="ce1"/>
          <table:table-cell office:value-type="string" table:style-name="ce1">
            <text:p>関係性</text:p>
          </table:table-cell>
          <table:table-cell table:number-columns-repeated="7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number-columns-repeated="13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2" table:style-name="ce9"/>
          <table:table-cell table:number-columns-repeated="8" table:style-name="ce1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style-name="ce22">
            <text:p>関係性名は100文字以内で入力してください</text:p>
          </table:table-cell>
          <table:table-cell table:number-columns-repeated="8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style-name="ce9"/>
          <table:table-cell office:value-type="string" table:style-name="ce9">
            <text:p>関係性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12" table:style-name="ce9"/>
          <table:table-cell table:style-name="ce6"/>
          <table:table-cell table:number-columns-repeated="2"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9"/>
          <table:table-cell table:style-name="ce5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6" table:style-name="ce9"/>
          <table:table-cell table:style-name="ce6"/>
          <table:table-cell table:number-columns-repeated="2" table:style-name="ce5"/>
          <table:table-cell table:style-name="ce9"/>
          <table:table-cell office:value-type="string" table:style-name="ce9">
            <text:p>関係性名</text:p>
          </table:table-cell>
          <table:table-cell table:number-columns-repeated="3" table:style-name="ce9"/>
          <table:table-cell table:style-name="ce13"/>
          <table:table-cell table:number-columns-repeated="3" table:style-name="ce20"/>
          <table:table-cell table:style-name="ce14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1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9"/>
          <table:table-cell table:style-name="ce5"/>
          <table:table-cell table:number-columns-repeated="1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3" table:style-name="ce9"/>
          <table:table-cell table:number-columns-repeated="7" table:style-name="ce1"/>
          <table:table-cell table:number-columns-repeated="2" table:style-name="ce9"/>
          <table:table-cell table:style-name="ce6"/>
          <table:table-cell table:style-name="ce9"/>
          <table:table-cell table:style-name="ce5"/>
          <table:table-cell table:number-columns-repeated="4" table:style-name="ce9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number-columns-repeated="4" table:style-name="ce9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関係性名</text:p>
          </table:table-cell>
          <table:covered-table-cell table:number-columns-repeated="3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9"/>
          <table:table-cell table:style-name="ce5"/>
          <table:table-cell table:style-name="ce21"/>
          <table:table-cell table:number-columns-repeated="9" table:style-name="ce12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9"/>
          <table:table-cell table:style-name="ce5"/>
          <table:table-cell table:style-name="ce9"/>
          <table:table-cell table:number-columns-repeated="9" table:style-name="ce1"/>
          <table:table-cell table:number-columns-repeated="2" table:style-name="ce9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9"/>
          <table:table-cell table:style-name="ce5"/>
          <table:table-cell table:style-name="ce9"/>
          <table:table-cell office:value-type="string" table:number-columns-spanned="4" table:number-rows-spanned="1" table:style-name="ce26">
            <text:p>関係性名</text:p>
          </table:table-cell>
          <table:covered-table-cell table:number-columns-repeated="3"/>
          <table:table-cell office:value-type="string" table:number-columns-spanned="2" table:number-rows-spanned="1" table:style-name="ce26">
            <text:p>削除</text:p>
          </table:table-cell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9"/>
          <table:table-cell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12" table:style-name="ce12"/>
          <table:table-cell table:style-name="ce11"/>
          <table:table-cell table:style-name="ce9"/>
          <table:table-cell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28"/>
          <table:covered-table-cell/>
          <table:table-cell table:number-columns-repeated="2" table:style-name="ce9"/>
          <table:table-cell table:number-columns-spanned="2" table:number-rows-spanned="1" table:style-name="ce28"/>
          <table:covered-table-cell/>
          <table:table-cell table:style-name="ce1"/>
          <table:table-cell table:number-columns-repeated="3" table:style-name="ce9"/>
          <table:table-cell table:style-name="ce5"/>
          <table:table-cell table:style-name="ce9"/>
          <table:table-cell office:value-type="string" table:number-columns-spanned="4" table:number-rows-spanned="1" table:style-name="ce26">
            <text:p>～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3" table:number-rows-spanned="1" table:style-name="ce57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9"/>
          <table:table-cell table:style-name="ce10"/>
          <table:table-cell table:number-columns-repeated="12" table:style-name="ce12"/>
          <table:table-cell table:style-name="ce11"/>
          <table:table-cell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15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3" table:style-name="ce1"/>
          <table:table-cell table:style-name="ce9"/>
          <table:table-cell table:number-columns-repeated="15" table:style-name="ce1"/>
          <table:table-cell table:style-name="ce9"/>
          <table:table-cell table:number-columns-repeated="9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3" table:style-name="ce1"/>
          <table:table-cell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5"/>
          <table:table-cell table:number-columns-repeated="2" table:style-name="ce9"/>
          <table:table-cell table:number-columns-repeated="11" table:style-name="ce1"/>
          <table:table-cell table:number-columns-repeated="2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" table:style-name="ce9"/>
          <table:table-cell table:number-columns-repeated="3" table:style-name="ce1"/>
          <table:table-cell table:number-columns-repeated="6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9"/>
          <table:table-cell table:style-name="ce21"/>
          <table:table-cell table:style-name="ce9"/>
          <table:table-cell table:style-name="ce1"/>
          <table:table-cell table:number-columns-spanned="2" table:number-rows-spanned="1" table:style-name="ce30"/>
          <table:covered-table-cell/>
          <table:table-cell table:number-columns-repeated="2" table:style-name="ce9"/>
          <table:table-cell table:number-columns-spanned="2" table:number-rows-spanned="1" table:style-name="ce30"/>
          <table:covered-table-cell/>
          <table:table-cell table:style-name="ce1"/>
          <table:table-cell table:number-columns-repeated="3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25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33">
            <text:p>CreateRelControler.php</text:p>
          </table:table-cell>
          <table:covered-table-cell table:number-columns-repeated="16"/>
          <table:table-cell office:value-type="string" table:number-columns-spanned="8" table:number-rows-spanned="1" table:style-name="ce31">
            <text:p>method</text:p>
          </table:table-cell>
          <table:covered-table-cell table:number-columns-repeated="7"/>
          <table:table-cell office:value-type="string" table:number-columns-spanned="5" table:number-rows-spanned="1" table:style-name="ce33">
            <text:p>POST</text:p>
          </table:table-cell>
          <table:covered-table-cell table:number-columns-repeated="4"/>
          <table:table-cell table:number-columns-repeated="29" table:style-name="ce23"/>
          <table:table-cell table:style-name="ce24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text</text:p>
          </table:table-cell>
          <table:covered-table-cell table:number-columns-repeated="2"/>
          <table:table-cell office:value-type="string" table:number-columns-spanned="6" table:number-rows-spanned="1" table:style-name="ce33">
            <text:p>rel_name</text:p>
          </table:table-cell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office:value-type="float" office:value="20" table:number-columns-spanned="3" table:number-rows-spanned="1" table:style-name="ce39">
            <text:p>20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5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②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submit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table:number-columns-spanned="30" table:number-rows-spanned="1" table:style-name="ce38"/>
          <table:covered-table-cell table:number-columns-repeated="29"/>
          <table:table-cell table:number-columns-repeated="16320"/>
        </table:table-row>
        <table:table-row table:number-rows-repeated="1048541" table:style-name="ro1">
          <table:table-cell table:number-columns-repeated="16384"/>
        </table:table-row>
      </table:table>
      <table:table table:name="相関図" table:style-name="ta1">
        <table:shapes>
          <draw:custom-shape svg:x="1.73661in" svg:y="1.31457in" svg:width="0.00197in" svg:height="0.09882in" draw:z-index="1" draw:id="id53" draw:style-name="a161" draw:name="直線コネクタ 1">
            <svg:title/>
            <svg:desc/>
            <text:p text:style-name="a160" text:class-names="" text:cond-style-name=""><text:span text:style-name="a15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73937in" svg:y="1.31575in" svg:width="1.05827in" svg:height="0.00157in" draw:z-index="2" draw:id="id54" draw:style-name="a164" draw:name="直線コネクタ 2">
            <svg:title/>
            <svg:desc/>
            <text:p text:style-name="a163" text:class-names="" text:cond-style-name=""><text:span text:style-name="a16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52205in" svg:y="1.32441in" svg:width="1.09409in" svg:height="0.0063in" draw:z-index="3" draw:id="id55" draw:style-name="a167" draw:name="直線コネクタ 3">
            <svg:title/>
            <svg:desc/>
            <text:p text:style-name="a166" text:class-names="" text:cond-style-name=""><text:span text:style-name="a16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6189in" svg:y="1.32835in" svg:width="0.00079in" svg:height="0.08307in" draw:z-index="4" draw:id="id56" draw:style-name="a170" draw:name="直線コネクタ 4">
            <svg:title/>
            <svg:desc/>
            <text:p text:style-name="a169" text:class-names="" text:cond-style-name=""><text:span text:style-name="a16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62677in" svg:y="1.77795in" svg:width="0.00118in" svg:height="0.15079in" draw:z-index="5" draw:id="id57" draw:style-name="a173" draw:name="直線コネクタ 5">
            <svg:title/>
            <svg:desc/>
            <text:p text:style-name="a172" text:class-names="" text:cond-style-name=""><text:span text:style-name="a17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5311in" svg:y="1.92008in" svg:width="1.09882in" svg:height="0.00669in" draw:z-index="6" draw:id="id58" draw:style-name="a176" draw:name="直線コネクタ 6">
            <svg:title/>
            <svg:desc/>
            <text:p text:style-name="a175" text:class-names="" text:cond-style-name=""><text:span text:style-name="a17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74213in" svg:y="1.92008in" svg:width="1.06457in" svg:height="0.00315in" draw:z-index="7" draw:id="id59" draw:style-name="a179" draw:name="直線コネクタ 7">
            <svg:title/>
            <svg:desc/>
            <text:p text:style-name="a178" text:class-names="" text:cond-style-name=""><text:span text:style-name="a17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73858in" svg:y="1.77795in" svg:width="0.00354in" svg:height="0.14803in" draw:z-index="8" draw:id="id60" draw:style-name="a182" draw:name="直線コネクタ 8">
            <svg:title/>
            <svg:desc/>
            <text:p text:style-name="a181" text:class-names="" text:cond-style-name=""><text:span text:style-name="a18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0.94685in" svg:y="0.78268in" svg:width="0.39921in" svg:height="0.23189in" draw:z-index="9" draw:id="id61" draw:style-name="a185" draw:name="フリーフォーム: 図形 9">
            <svg:title/>
            <svg:desc/>
            <text:p text:style-name="a184" text:class-names="" text:cond-style-name=""><text:span text:style-name="a183" text:class-names="">④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0.8874in" svg:y="1.19173in" svg:width="0.39921in" svg:height="0.23189in" draw:z-index="10" draw:id="id62" draw:style-name="a188" draw:name="フリーフォーム: 図形 10">
            <svg:title/>
            <svg:desc/>
            <text:p text:style-name="a187" text:class-names="" text:cond-style-name=""><text:span text:style-name="a186" text:class-names="">①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3915 -1405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30472in" svg:y="0.84528in" svg:width="0.39921in" svg:height="0.23189in" draw:z-index="11" draw:id="id63" draw:style-name="a191" draw:name="フリーフォーム: 図形 11">
            <svg:title/>
            <svg:desc/>
            <text:p text:style-name="a190" text:class-names="" text:cond-style-name=""><text:span text:style-name="a189" text:class-names="">②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4.8622in" svg:y="1.01378in" svg:width="0.39921in" svg:height="0.23189in" draw:z-index="12" draw:id="id64" draw:style-name="a194" draw:name="フリーフォーム: 図形 12">
            <svg:title/>
            <svg:desc/>
            <text:p text:style-name="a193" text:class-names="" text:cond-style-name=""><text:span text:style-name="a192" text:class-names="">③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10.94685in" svg:y="1.16496in" svg:width="0.39921in" svg:height="0.23189in" draw:z-index="13" draw:id="id65" draw:style-name="a197" draw:name="フリーフォーム: 図形 13">
            <svg:title/>
            <svg:desc/>
            <text:p text:style-name="a196" text:class-names="" text:cond-style-name=""><text:span text:style-name="a195" text:class-names="">⑤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10.92874in" svg:y="1.52047in" svg:width="0.39921in" svg:height="0.23189in" draw:z-index="14" draw:id="id66" draw:style-name="a200" draw:name="フリーフォーム: 図形 14">
            <svg:title/>
            <svg:desc/>
            <text:p text:style-name="a199" text:class-names="" text:cond-style-name=""><text:span text:style-name="a198" text:class-names="">⑥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10.3311in" svg:y="2.08937in" svg:width="0.39921in" svg:height="0.23189in" draw:z-index="15" draw:id="id67" draw:style-name="a203" draw:name="フリーフォーム: 図形 15">
            <svg:title/>
            <svg:desc/>
            <text:p text:style-name="a202" text:class-names="" text:cond-style-name=""><text:span text:style-name="a201" text:class-names="">⑦</text:span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10278 1570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6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6">
            <text:p>相関図画面</text:p>
          </table:table-cell>
          <table:covered-table-cell table:number-columns-repeated="16"/>
          <table:table-cell office:value-type="string" table:number-columns-spanned="17" table:number-rows-spanned="1" table:style-name="ce26">
            <text:p>rel_diagram_view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7">
            <text:p>2021年1月10日</text:p>
          </table:table-cell>
          <table:covered-table-cell table:number-columns-repeated="5"/>
          <table:table-cell table:number-columns-repeated="22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12"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8"/>
          <table:table-cell table:number-columns-repeated="2" table:style-name="ce3"/>
          <table:table-cell table:number-columns-spanned="3" table:number-rows-spanned="1" table:style-name="ce58"/>
          <table:covered-table-cell table:number-columns-repeated="2"/>
          <table:table-cell table:number-columns-spanned="3" table:number-rows-spanned="1" table:style-name="ce58"/>
          <table:covered-table-cell table:number-columns-repeated="2"/>
          <table:table-cell table:number-columns-repeated="23" table:style-name="ce3"/>
          <table:table-cell table:style-name="ce4"/>
          <table:table-cell table:style-name="ce1"/>
          <table:table-cell table:style-name="ce8"/>
          <table:table-cell table:number-columns-repeated="10" table:style-name="ce3"/>
          <table:table-cell table:style-name="ce4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office:value-type="string" table:number-columns-spanned="3" table:number-rows-spanned="1" table:style-name="ce26">
            <text:p>時系列1</text:p>
          </table:table-cell>
          <table:covered-table-cell table:number-columns-repeated="2"/>
          <table:table-cell office:value-type="string" table:number-columns-spanned="3" table:number-rows-spanned="1" table:style-name="ce26">
            <text:p>時系列2</text:p>
          </table:table-cell>
          <table:covered-table-cell table:number-columns-repeated="2"/>
          <table:table-cell office:value-type="string" table:number-columns-spanned="3" table:number-rows-spanned="1" table:style-name="ce26">
            <text:p>時系列3</text:p>
          </table:table-cell>
          <table:covered-table-cell table:number-columns-repeated="2"/>
          <table:table-cell table:number-columns-repeated="22" table:style-name="ce9"/>
          <table:table-cell table:style-name="ce6"/>
          <table:table-cell table:style-name="ce9"/>
          <table:table-cell table:style-name="ce5"/>
          <table:table-cell table:number-columns-repeated="7" table:style-name="ce9"/>
          <table:table-cell table:number-columns-repeated="3" table:style-name="ce1"/>
          <table:table-cell table:style-name="ce6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8"/>
          <table:table-cell table:number-columns-repeated="29" table:style-name="ce3"/>
          <table:table-cell table:style-name="ce4"/>
          <table:table-cell table:style-name="ce6"/>
          <table:table-cell table:style-name="ce9"/>
          <table:table-cell table:style-name="ce5"/>
          <table:table-cell table:style-name="ce9"/>
          <table:table-cell office:value-type="string" table:style-name="ce1">
            <text:p>登場人物</text:p>
          </table:table-cell>
          <table:table-cell table:number-columns-repeated="2" table:style-name="ce9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6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8" table:style-name="ce1"/>
          <table:table-cell office:value-type="string" table:number-columns-spanned="3" table:number-rows-spanned="2" table:style-name="ce26">
            <text:p>関係性1</text:p>
          </table:table-cell>
          <table:covered-table-cell table:number-columns-repeated="2"/>
          <table:table-cell table:style-name="ce9"/>
          <table:table-cell table:number-columns-repeated="16" table:style-name="ce1"/>
          <table:table-cell table:style-name="ce9"/>
          <table:table-cell table:number-columns-repeated="2" table:style-name="ce6"/>
          <table:table-cell table:style-name="ce1"/>
          <table:table-cell table:style-name="ce5"/>
          <table:table-cell table:number-columns-repeated="2" table:style-name="ce1"/>
          <table:table-cell table:style-name="ce9"/>
          <table:table-cell table:number-columns-repeated="2" table:style-name="ce1"/>
          <table:table-cell table:number-columns-repeated="2" table:style-name="ce9"/>
          <table:table-cell table:number-columns-repeated="3" table:style-name="ce1"/>
          <table:table-cell table:style-name="ce6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9"/>
          <table:table-cell table:style-name="ce21"/>
          <table:table-cell office:value-type="string" table:number-columns-spanned="3" table:number-rows-spanned="2" table:style-name="ce26">
            <text:p>登場人物1</text:p>
          </table:table-cell>
          <table:covered-table-cell table:number-columns-repeated="2"/>
          <table:table-cell table:number-columns-repeated="3" table:style-name="ce9"/>
          <table:covered-table-cell/>
          <table:covered-table-cell table:number-columns-repeated="2"/>
          <table:table-cell table:style-name="ce9"/>
          <table:table-cell table:number-columns-repeated="2" table:style-name="ce1"/>
          <table:table-cell office:value-type="string" table:number-columns-spanned="3" table:number-rows-spanned="2" table:style-name="ce26">
            <text:p>登場人物2</text:p>
          </table:table-cell>
          <table:covered-table-cell table:number-columns-repeated="2"/>
          <table:table-cell table:number-columns-repeated="11" table:style-name="ce1"/>
          <table:table-cell table:style-name="ce9"/>
          <table:table-cell table:number-columns-repeated="2" table:style-name="ce6"/>
          <table:table-cell table:style-name="ce1"/>
          <table:table-cell table:style-name="ce5"/>
          <table:table-cell table:style-name="ce1"/>
          <table:table-cell office:value-type="string" table:style-name="ce1">
            <text:p>関係</text:p>
          </table:table-cell>
          <table:table-cell table:style-name="ce9"/>
          <table:table-cell table:style-name="ce1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6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2" table:style-name="ce9"/>
          <table:covered-table-cell/>
          <table:covered-table-cell table:number-columns-repeated="2"/>
          <table:table-cell table:number-columns-repeated="7" table:style-name="ce9"/>
          <table:table-cell table:number-columns-repeated="2" table:style-name="ce1"/>
          <table:covered-table-cell/>
          <table:covered-table-cell table:number-columns-repeated="2"/>
          <table:table-cell table:style-name="ce9"/>
          <table:table-cell table:number-columns-repeated="10" table:style-name="ce1"/>
          <table:table-cell table:style-name="ce9"/>
          <table:table-cell table:number-columns-repeated="2" table:style-name="ce6"/>
          <table:table-cell table:style-name="ce1"/>
          <table:table-cell table:style-name="ce5"/>
          <table:table-cell table:number-columns-repeated="5" table:style-name="ce1"/>
          <table:table-cell table:number-columns-repeated="2" table:style-name="ce9"/>
          <table:table-cell table:number-columns-repeated="3" table:style-name="ce1"/>
          <table:table-cell table:style-name="ce6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9"/>
          <table:table-cell table:style-name="ce21"/>
          <table:table-cell table:number-columns-repeated="6" table:style-name="ce9"/>
          <table:table-cell office:value-type="string" table:number-columns-spanned="3" table:number-rows-spanned="2" table:style-name="ce26">
            <text:p>関係性2</text:p>
          </table:table-cell>
          <table:covered-table-cell table:number-columns-repeated="2"/>
          <table:table-cell table:number-columns-repeated="3" table:style-name="ce9"/>
          <table:table-cell table:style-name="ce21"/>
          <table:table-cell table:number-columns-repeated="2" table:style-name="ce1"/>
          <table:table-cell table:style-name="ce9"/>
          <table:table-cell table:number-columns-repeated="10" table:style-name="ce1"/>
          <table:table-cell table:style-name="ce9"/>
          <table:table-cell table:number-columns-repeated="2" table:style-name="ce6"/>
          <table:table-cell table:style-name="ce1"/>
          <table:table-cell table:style-name="ce5"/>
          <table:table-cell table:style-name="ce1"/>
          <table:table-cell office:value-type="string" table:style-name="ce1">
            <text:p>対象</text:p>
          </table:table-cell>
          <table:table-cell table:style-name="ce9"/>
          <table:table-cell table:style-name="ce1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6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4" table:style-name="ce9"/>
          <table:table-cell table:number-columns-repeated="3" table:style-name="ce1"/>
          <table:table-cell table:style-name="ce9"/>
          <table:covered-table-cell/>
          <table:covered-table-cell table:number-columns-repeated="2"/>
          <table:table-cell table:style-name="ce9"/>
          <table:table-cell table:number-columns-repeated="2" table:style-name="ce1"/>
          <table:table-cell table:number-columns-repeated="4" table:style-name="ce9"/>
          <table:table-cell table:style-name="ce1"/>
          <table:table-cell table:style-name="ce21"/>
          <table:table-cell table:number-columns-repeated="8" table:style-name="ce1"/>
          <table:table-cell table:style-name="ce9"/>
          <table:table-cell table:number-columns-repeated="2" table:style-name="ce6"/>
          <table:table-cell table:style-name="ce1"/>
          <table:table-cell table:style-name="ce5"/>
          <table:table-cell table:number-columns-repeated="5" table:style-name="ce1"/>
          <table:table-cell table:number-columns-repeated="2" table:style-name="ce9"/>
          <table:table-cell table:number-columns-repeated="3" table:style-name="ce1"/>
          <table:table-cell table:style-name="ce6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2" table:style-name="ce21"/>
          <table:table-cell table:style-name="ce1"/>
          <table:table-cell table:style-name="ce21"/>
          <table:table-cell table:number-columns-repeated="3" table:style-name="ce9"/>
          <table:table-cell table:style-name="ce21"/>
          <table:table-cell table:number-columns-repeated="4" table:style-name="ce9"/>
          <table:table-cell table:number-columns-repeated="16" table:style-name="ce1"/>
          <table:table-cell table:style-name="ce9"/>
          <table:table-cell table:number-columns-repeated="2"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style-name="ce9"/>
          <table:table-cell table:number-columns-repeated="3" table:style-name="ce1"/>
          <table:table-cell table:style-name="ce6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9"/>
          <table:table-cell table:number-columns-repeated="7" table:style-name="ce1"/>
          <table:table-cell table:number-columns-repeated="4" table:style-name="ce9"/>
          <table:table-cell table:number-columns-repeated="16" table:style-name="ce1"/>
          <table:table-cell table:style-name="ce9"/>
          <table:table-cell table:number-columns-repeated="2" table:style-name="ce6"/>
          <table:table-cell table:style-name="ce1"/>
          <table:table-cell table:style-name="ce10"/>
          <table:table-cell table:number-columns-repeated="10" table:style-name="ce12"/>
          <table:table-cell table:style-name="ce11"/>
          <table:table-cell table:number-columns-repeated="15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9"/>
          <table:table-cell table:style-name="ce21"/>
          <table:table-cell table:number-columns-repeated="10" table:style-name="ce9"/>
          <table:table-cell table:number-columns-repeated="16" table:style-name="ce1"/>
          <table:table-cell table:style-name="ce9"/>
          <table:table-cell table:number-columns-repeated="2" table:style-name="ce6"/>
          <table:table-cell table:number-columns-repeated="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12" table:style-name="ce9"/>
          <table:table-cell table:number-columns-repeated="16" table:style-name="ce1"/>
          <table:table-cell table:style-name="ce9"/>
          <table:table-cell table:number-columns-repeated="2" table:style-name="ce6"/>
          <table:table-cell table:number-columns-repeated="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52"/>
          <table:table-cell table:style-name="ce5"/>
          <table:table-cell table:style-name="ce9"/>
          <table:table-cell table:style-name="ce21"/>
          <table:table-cell table:number-columns-repeated="2" table:style-name="ce9"/>
          <table:table-cell table:style-name="ce21"/>
          <table:table-cell table:number-columns-repeated="7" table:style-name="ce9"/>
          <table:table-cell table:number-columns-repeated="16" table:style-name="ce1"/>
          <table:table-cell table:style-name="ce9"/>
          <table:table-cell table:number-columns-repeated="2" table:style-name="ce6"/>
          <table:table-cell table:number-columns-repeated="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29" table:style-name="ce1"/>
          <table:table-cell table:number-columns-repeated="2" table:style-name="ce6"/>
          <table:table-cell table:number-columns-repeated="2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8"/>
          <table:table-cell table:number-columns-repeated="10" table:style-name="ce3"/>
          <table:table-cell table:style-name="ce4"/>
          <table:table-cell table:number-columns-repeated="18" table:style-name="ce1"/>
          <table:table-cell table:number-columns-repeated="2" table:style-name="ce6"/>
          <table:table-cell table:number-columns-repeated="2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7" table:style-name="ce9"/>
          <table:table-cell table:number-columns-repeated="3" table:style-name="ce1"/>
          <table:table-cell table:style-name="ce6"/>
          <table:table-cell table:number-columns-repeated="18" table:style-name="ce1"/>
          <table:table-cell table:number-columns-repeated="2" table:style-name="ce6"/>
          <table:table-cell table:number-columns-repeated="2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9"/>
          <table:table-cell office:value-type="string" table:style-name="ce1">
            <text:p>登場人物</text:p>
          </table:table-cell>
          <table:table-cell table:number-columns-repeated="2" table:style-name="ce9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6"/>
          <table:table-cell table:number-columns-repeated="18" table:style-name="ce1"/>
          <table:table-cell table:number-columns-repeated="2" table:style-name="ce6"/>
          <table:table-cell table:number-columns-repeated="2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2" table:style-name="ce1"/>
          <table:table-cell table:style-name="ce9"/>
          <table:table-cell table:number-columns-repeated="2" table:style-name="ce1"/>
          <table:table-cell table:number-columns-repeated="2" table:style-name="ce9"/>
          <table:table-cell table:number-columns-repeated="3" table:style-name="ce1"/>
          <table:table-cell table:style-name="ce6"/>
          <table:table-cell table:number-columns-repeated="18" table:style-name="ce1"/>
          <table:table-cell table:number-columns-repeated="2" table:style-name="ce6"/>
          <table:table-cell table:number-columns-repeated="2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1"/>
          <table:table-cell office:value-type="string" table:style-name="ce1">
            <text:p>関係</text:p>
          </table:table-cell>
          <table:table-cell table:style-name="ce9"/>
          <table:table-cell table:style-name="ce1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6"/>
          <table:table-cell table:number-columns-repeated="18" table:style-name="ce1"/>
          <table:table-cell table:number-columns-repeated="2" table:style-name="ce6"/>
          <table:table-cell table:number-columns-repeated="2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5" table:style-name="ce1"/>
          <table:table-cell table:number-columns-repeated="2" table:style-name="ce9"/>
          <table:table-cell table:number-columns-repeated="3" table:style-name="ce1"/>
          <table:table-cell table:style-name="ce6"/>
          <table:table-cell table:number-columns-repeated="18" table:style-name="ce1"/>
          <table:table-cell table:number-columns-repeated="2" table:style-name="ce6"/>
          <table:table-cell table:number-columns-repeated="2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1"/>
          <table:table-cell office:value-type="string" table:style-name="ce1">
            <text:p>対象</text:p>
          </table:table-cell>
          <table:table-cell table:style-name="ce9"/>
          <table:table-cell table:style-name="ce1"/>
          <table:table-cell table:style-name="ce13"/>
          <table:table-cell table:number-columns-repeated="3" table:style-name="ce20"/>
          <table:table-cell table:style-name="ce14"/>
          <table:table-cell table:style-name="ce1"/>
          <table:table-cell table:style-name="ce6"/>
          <table:table-cell table:number-columns-repeated="18" table:style-name="ce1"/>
          <table:table-cell table:number-columns-repeated="2" table:style-name="ce6"/>
          <table:table-cell table:number-columns-repeated="2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5" table:style-name="ce1"/>
          <table:table-cell table:number-columns-repeated="2" table:style-name="ce9"/>
          <table:table-cell table:number-columns-repeated="3" table:style-name="ce1"/>
          <table:table-cell table:style-name="ce6"/>
          <table:table-cell table:style-name="ce9"/>
          <table:table-cell table:number-columns-repeated="17" table:style-name="ce1"/>
          <table:table-cell table:number-columns-repeated="2" table:style-name="ce6"/>
          <table:table-cell table:number-columns-repeated="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4" table:style-name="ce1"/>
          <table:table-cell office:value-type="string" table:number-columns-spanned="2" table:number-rows-spanned="1" table:style-name="ce26">
            <text:p>送信</text:p>
          </table:table-cell>
          <table:covered-table-cell/>
          <table:table-cell table:style-name="ce9"/>
          <table:table-cell table:number-columns-repeated="3" table:style-name="ce1"/>
          <table:table-cell table:style-name="ce6"/>
          <table:table-cell table:style-name="ce9"/>
          <table:table-cell table:number-columns-repeated="17" table:style-name="ce1"/>
          <table:table-cell table:number-columns-repeated="2" table:style-name="ce6"/>
          <table:table-cell table:number-columns-repeated="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0"/>
          <table:table-cell table:number-columns-repeated="10" table:style-name="ce12"/>
          <table:table-cell table:style-name="ce11"/>
          <table:table-cell table:number-columns-repeated="18" table:style-name="ce12"/>
          <table:table-cell table:style-name="ce11"/>
          <table:table-cell table:style-name="ce6"/>
          <table:table-cell table:number-columns-repeated="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31" table:style-name="ce12"/>
          <table:table-cell table:style-name="ce11"/>
          <table:table-cell table:number-columns-repeated="7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5" table:style-name="ce9"/>
          <table:table-cell table:number-columns-repeated="7" table:style-name="ce1"/>
          <table:table-cell table:number-columns-repeated="2" table:style-name="ce9"/>
          <table:table-cell table:number-columns-repeated="26" table:style-name="ce1"/>
          <table:table-cell table:number-columns-repeated="2" table:style-name="ce9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acter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time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rel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31">
            <text:p>ラベル</text:p>
          </table:table-cell>
          <table:covered-table-cell/>
          <table:table-cell office:value-type="string" table:number-columns-spanned="3" table:number-rows-spanned="1" table:style-name="ce31">
            <text:p>type</text:p>
          </table:table-cell>
          <table:covered-table-cell table:number-columns-repeated="2"/>
          <table:table-cell office:value-type="string" table:number-columns-spanned="6" table:number-rows-spanned="1" table:style-name="ce31">
            <text:p>name</text:p>
          </table:table-cell>
          <table:covered-table-cell table:number-columns-repeated="5"/>
          <table:table-cell office:value-type="string" table:number-columns-spanned="14" table:number-rows-spanned="1" table:style-name="ce31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6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36">
            <text:p>size</text:p>
          </table:table-cell>
          <table:covered-table-cell/>
          <table:table-cell office:value-type="string" table:number-columns-spanned="30" table:number-rows-spanned="1" table:style-name="ce31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7">
            <text:p>①</text:p>
          </table:table-cell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" table:number-rows-spanned="1" table:style-name="ce33">
            <text:p>button</text:p>
          </table:table-cell>
          <table:covered-table-cell table:number-columns-repeated="2"/>
          <table:table-cell table:number-columns-spanned="6" table:number-rows-spanned="1" table:style-name="ce38"/>
          <table:covered-table-cell table:number-columns-repeated="5"/>
          <table:table-cell table:number-columns-spanned="14" table:number-rows-spanned="1" table:style-name="ce38"/>
          <table:covered-table-cell table:number-columns-repeated="13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8"/>
          <table:covered-table-cell/>
          <table:table-cell office:value-type="string" table:number-columns-spanned="30" table:number-rows-spanned="1" table:style-name="ce39">
            <text:p>rel_diagram_view.php?{グループID}に遷移する</text:p>
          </table:table-cell>
          <table:covered-table-cell table:number-columns-repeated="29"/>
          <table:table-cell table:number-columns-repeated="16320"/>
        </table:table-row>
        <table:table-row table:number-rows-repeated="2" table:style-name="ro1">
          <table:table-cell/>
          <table:table-cell table:style-name="ce9"/>
          <table:table-cell table:number-columns-repeated="61" table:style-name="ce1"/>
          <table:table-cell table:style-name="ce9"/>
          <table:table-cell table:number-columns-repeated="16320"/>
        </table:table-row>
        <table:table-row table:style-name="ro1">
          <table:table-cell/>
          <table:table-cell table:number-columns-repeated="63" table:style-name="ce9"/>
          <table:table-cell table:number-columns-repeated="16320"/>
        </table:table-row>
        <table:table-row table:number-rows-repeated="1048535" table:style-name="ro1">
          <table:table-cell table:number-columns-repeated="16384"/>
        </table:table-row>
      </table:table>
      <table:table table:name="Sheet1_2" table:style-name="ta1"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6">
            <text:p>画面名</text:p>
          </table:table-cell>
          <table:covered-table-cell table:number-columns-repeated="16"/>
          <table:table-cell office:value-type="string" table:number-columns-spanned="6" table:number-rows-spanned="1" table:style-name="ce26">
            <text:p>日付</text:p>
          </table:table-cell>
          <table:covered-table-cell table:number-columns-repeated="5"/>
          <table:table-cell table:style-name="ce19"/>
          <table:table-cell table:number-columns-repeated="38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number-columns-spanned="17" table:number-rows-spanned="1" table:style-name="ce38"/>
          <table:covered-table-cell table:number-columns-repeated="16"/>
          <table:table-cell office:value-type="date" office:date-value="2021-01-09T00:00:00" table:number-columns-spanned="6" table:number-rows-spanned="1" table:style-name="ce27">
            <text:p>2021年1月9日</text:p>
          </table:table-cell>
          <table:covered-table-cell table:number-columns-repeated="5"/>
          <table:table-cell table:style-name="ce51"/>
          <table:table-cell table:number-columns-repeated="38" table:style-name="ce12"/>
          <table:table-cell table:style-name="ce11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12"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office:value-type="string" table:number-columns-spanned="3" table:number-rows-spanned="1" table:style-name="ce26">
            <text:p>過去</text:p>
          </table:table-cell>
          <table:covered-table-cell table:number-columns-repeated="2"/>
          <table:table-cell office:value-type="string" table:number-columns-spanned="3" table:number-rows-spanned="1" table:style-name="ce26">
            <text:p>現在</text:p>
          </table:table-cell>
          <table:covered-table-cell table:number-columns-repeated="2"/>
          <table:table-cell office:value-type="string" table:number-columns-spanned="3" table:number-rows-spanned="1" table:style-name="ce26">
            <text:p>未来</text:p>
          </table:table-cell>
          <table:covered-table-cell table:number-columns-repeated="2"/>
          <table:table-cell table:number-columns-repeated="3" table:style-name="ce1"/>
          <table:table-cell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office:value-type="string" table:style-name="ce8">
            <text:p>div row</text:p>
          </table:table-cell>
          <table:table-cell table:number-columns-repeated="40" table:style-name="ce3"/>
          <table:table-cell table:style-name="ce4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office:value-type="string" table:style-name="ce8">
            <text:p>canvas width height</text:p>
          </table:table-cell>
          <table:table-cell table:number-columns-repeated="38" table:style-name="ce3"/>
          <table:table-cell table:style-name="ce4"/>
          <table:table-cell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number-columns-repeated="11" table:style-name="ce9"/>
          <table:table-cell table:number-columns-repeated="27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9"/>
          <table:table-cell table:number-columns-repeated="7" table:style-name="ce1"/>
          <table:table-cell table:number-columns-repeated="3" table:style-name="ce9"/>
          <table:table-cell table:number-columns-repeated="27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office:value-type="string" table:style-name="ce8">
            <text:p>span</text:p>
          </table:table-cell>
          <table:table-cell table:number-columns-repeated="2" table:style-name="ce3"/>
          <table:table-cell table:style-name="ce4"/>
          <table:table-cell table:number-columns-repeated="3" table:style-name="ce1"/>
          <table:table-cell office:value-type="string" table:style-name="ce8">
            <text:p>span</text:p>
          </table:table-cell>
          <table:table-cell table:number-columns-repeated="2" table:style-name="ce3"/>
          <table:table-cell table:style-name="ce4"/>
          <table:table-cell table:number-columns-repeated="3" table:style-name="ce1"/>
          <table:table-cell office:value-type="string" table:style-name="ce8">
            <text:p>span</text:p>
          </table:table-cell>
          <table:table-cell table:number-columns-repeated="2" table:style-name="ce3"/>
          <table:table-cell table:style-name="ce4"/>
          <table:table-cell table:number-columns-repeated="20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office:value-type="string" table:number-columns-spanned="3" table:number-rows-spanned="1" table:style-name="ce54">
            <text:p>ホゲホゲ</text:p>
          </table:table-cell>
          <table:covered-table-cell table:number-columns-repeated="2"/>
          <table:table-cell table:style-name="ce6"/>
          <table:table-cell table:number-columns-repeated="3" table:style-name="ce3"/>
          <table:table-cell office:value-type="string" table:number-columns-spanned="2" table:number-rows-spanned="1" table:style-name="ce54">
            <text:p>友達</text:p>
          </table:table-cell>
          <table:covered-table-cell/>
          <table:table-cell table:style-name="ce1"/>
          <table:table-cell table:style-name="ce6"/>
          <table:table-cell table:number-columns-repeated="3" table:style-name="ce3"/>
          <table:table-cell office:value-type="string" table:number-columns-spanned="3" table:number-rows-spanned="1" table:style-name="ce54">
            <text:p>フガフガ</text:p>
          </table:table-cell>
          <table:covered-table-cell table:number-columns-repeated="2"/>
          <table:table-cell table:style-name="ce6"/>
          <table:table-cell table:number-columns-repeated="20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10"/>
          <table:table-cell table:number-columns-repeated="2" table:style-name="ce12"/>
          <table:table-cell table:style-name="ce11"/>
          <table:table-cell table:style-name="ce9"/>
          <table:table-cell table:style-name="ce1"/>
          <table:table-cell table:style-name="ce9"/>
          <table:table-cell table:style-name="ce10"/>
          <table:table-cell table:number-columns-repeated="2" table:style-name="ce12"/>
          <table:table-cell table:style-name="ce11"/>
          <table:table-cell table:number-columns-repeated="3" table:style-name="ce1"/>
          <table:table-cell table:style-name="ce10"/>
          <table:table-cell table:number-columns-repeated="2" table:style-name="ce12"/>
          <table:table-cell table:style-name="ce11"/>
          <table:table-cell table:style-name="ce1"/>
          <table:table-cell table:number-columns-spanned="3" table:number-rows-spanned="1" table:style-name="ce30"/>
          <table:covered-table-cell table:number-columns-repeated="2"/>
          <table:table-cell table:number-columns-repeated="16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6" table:style-name="ro1">
          <table:table-cell/>
          <table:table-cell table:number-columns-repeated="3" table:style-name="ce5"/>
          <table:table-cell table:style-name="ce9"/>
          <table:table-cell table:number-columns-repeated="7" table:style-name="ce1"/>
          <table:table-cell table:number-columns-repeated="3" table:style-name="ce9"/>
          <table:table-cell table:number-columns-repeated="27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number-columns-repeated="3" table:style-name="ce5"/>
          <table:table-cell table:number-columns-repeated="11" table:style-name="ce9"/>
          <table:table-cell table:number-columns-repeated="27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4" table:style-name="ro1">
          <table:table-cell/>
          <table:table-cell table:number-columns-repeated="3" table:style-name="ce5"/>
          <table:table-cell table:style-name="ce9"/>
          <table:table-cell table:number-columns-repeated="7" table:style-name="ce1"/>
          <table:table-cell table:number-columns-repeated="3" table:style-name="ce9"/>
          <table:table-cell table:number-columns-repeated="27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number-columns-repeated="3" table:style-name="ce5"/>
          <table:table-cell table:number-columns-repeated="11" table:style-name="ce9"/>
          <table:table-cell table:number-columns-repeated="27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4" table:style-name="ro1">
          <table:table-cell/>
          <table:table-cell table:number-columns-repeated="3" table:style-name="ce5"/>
          <table:table-cell table:number-columns-repeated="3" table:style-name="ce9"/>
          <table:table-cell table:number-columns-repeated="7" table:style-name="ce1"/>
          <table:table-cell table:style-name="ce9"/>
          <table:table-cell table:number-columns-repeated="27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0"/>
          <table:table-cell table:number-columns-repeated="38" table:style-name="ce12"/>
          <table:table-cell table:style-name="ce11"/>
          <table:table-cell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0"/>
          <table:table-cell table:number-columns-repeated="40" table:style-name="ce12"/>
          <table:table-cell table:style-name="ce11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2" table:style-name="ce1"/>
          <table:table-cell table:number-columns-repeated="2" table:style-name="ce9"/>
          <table:table-cell table:number-columns-repeated="7" table:style-name="ce1"/>
          <table:table-cell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style-name="ce21"/>
          <table:table-cell table:style-name="ce1"/>
          <table:table-cell table:number-columns-repeated="2" table:style-name="ce9"/>
          <table:table-cell table:number-columns-repeated="7" table:style-name="ce1"/>
          <table:table-cell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style-name="ce9"/>
          <table:table-cell table:number-columns-repeated="2" table:style-name="ce1"/>
          <table:table-cell table:number-columns-repeated="2" table:style-name="ce9"/>
          <table:table-cell table:number-columns-repeated="7" table:style-name="ce1"/>
          <table:table-cell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3" table:style-name="ce9"/>
          <table:table-cell table:number-columns-repeated="48" table:style-name="ce1"/>
          <table:table-cell table:style-name="ce6"/>
          <table:table-cell table:number-columns-repeated="16320"/>
        </table:table-row>
        <table:table-row table:number-rows-repeated="7"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10"/>
          <table:table-cell table:number-columns-repeated="61" table:style-name="ce12"/>
          <table:table-cell table:style-name="ce11"/>
          <table:table-cell table:number-columns-repeated="16320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  <style:font-face style:name="Arial" svg:font-family="Arial"/>
    <style:font-face style:name="Calibri" svg:font-family="Calibri"/>
    <style:font-face style:name="Cambria" svg:font-family="Cambria"/>
    <style:font-face style:name="ＭＳ ゴシック" svg:font-family="&quot;ＭＳ ゴシック&quot;"/>
  </office:font-face-decls>
  <office:styles>
    <number:number-style style:name="N0">
      <number:number number:min-integer-digits="1"/>
    </number:number-style>
    <number:date-style style:name="N41">
      <number:year number:style="long"/>
      <number:text>年</number:text>
      <number:month/>
      <number:text>月</number:text>
      <number:day/>
      <number:text>日</number:text>
    </number:date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出口京佳</dc:creator>
    <meta:creation-date>2021-01-09T00:06:16Z</meta:creation-date>
    <dc:date>2021-01-17T08:44:58Z</dc:date>
    <meta:editing-cycles>46</meta:editing-cycles>
    <meta:editing-duration>PT58719S</meta:editing-duration>
  </office:meta>
</office:document-meta>
</file>